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o1" style:family="table">
      <style:table-properties style:width="5.999cm" table:align="left"/>
    </style:style>
    <style:style style:name="Tablo1.A" style:family="table-column">
      <style:table-column-properties style:column-width="1.785cm"/>
    </style:style>
    <style:style style:name="Tablo1.B" style:family="table-column">
      <style:table-column-properties style:column-width="4.214cm"/>
    </style:style>
    <style:style style:name="Tabl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o1.B1" style:family="table-cell">
      <style:table-cell-properties fo:background-color="transparent" fo:padding="0.097cm" fo:border="0.5pt solid #000000" style:writing-mode="page">
        <style:background-image/>
      </style:table-cell-properties>
    </style:style>
    <style:style style:name="Tabl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o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o2" style:family="table">
      <style:table-properties style:width="8.306cm" table:align="left"/>
    </style:style>
    <style:style style:name="Tablo2.A" style:family="table-column">
      <style:table-column-properties style:column-width="2.184cm"/>
    </style:style>
    <style:style style:name="Tablo2.B" style:family="table-column">
      <style:table-column-properties style:column-width="6.122cm"/>
    </style:style>
    <style:style style:name="Tablo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o2.B1" style:family="table-cell">
      <style:table-cell-properties fo:background-color="transparent" fo:padding="0.097cm" fo:border="0.5pt solid #000000" style:writing-mode="page">
        <style:background-image/>
      </style:table-cell-properties>
    </style:style>
    <style:style style:name="Tablo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o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officeooo:rsid="00c3f1b3" officeooo:paragraph-rsid="00c3f1b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officeooo:rsid="00d6f2a3" officeooo:paragraph-rsid="00d6f2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officeooo:rsid="00d8eb1a" officeooo:paragraph-rsid="00d8eb1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officeooo:rsid="00ddc653" officeooo:paragraph-rsid="00ddc65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line-height="115%" fo:text-align="start" style:justify-single-word="false"/>
      <style:text-properties style:font-name="FreeMono" fo:font-weight="bold" officeooo:rsid="01216b5b" officeooo:paragraph-rsid="01216b5b" fo:background-color="transparent" style:font-weight-asian="bold" style:font-weight-complex="bold"/>
    </style:style>
    <style:style style:name="P7" style:family="paragraph" style:parent-style-name="Standard">
      <style:paragraph-properties fo:line-height="115%" fo:text-align="start" style:justify-single-word="false"/>
      <style:text-properties style:font-name="Noto Mono" fo:font-weight="normal" officeooo:rsid="00c173ab" officeooo:paragraph-rsid="00c173ab" fo:background-color="#ffff00" style:font-weight-asian="normal" style:font-weight-complex="normal"/>
    </style:style>
    <style:style style:name="P8" style:family="paragraph" style:parent-style-name="Standard">
      <style:paragraph-properties fo:line-height="115%" fo:text-align="start" style:justify-single-word="false"/>
      <style:text-properties style:font-name="Noto Mono" fo:font-weight="normal" officeooo:rsid="00c173ab" officeooo:paragraph-rsid="00c173ab" fo:background-color="transparent" style:font-weight-asian="normal" style:font-weight-complex="normal"/>
    </style:style>
    <style:style style:name="P9" style:family="paragraph" style:parent-style-name="Standard">
      <style:paragraph-properties fo:line-height="115%" fo:text-align="start" style:justify-single-word="false"/>
      <style:text-properties style:font-name="Noto Mono" fo:font-weight="normal" officeooo:rsid="00cd2e62" officeooo:paragraph-rsid="00cd2e62" fo:background-color="transparent" style:font-weight-asian="normal" style:font-weight-complex="normal"/>
    </style:style>
    <style:style style:name="P10" style:family="paragraph" style:parent-style-name="Standard">
      <style:paragraph-properties fo:line-height="115%" fo:text-align="start" style:justify-single-word="false"/>
      <style:text-properties style:font-name="Noto Mono" fo:font-weight="normal" officeooo:rsid="00c54328" officeooo:paragraph-rsid="00c54328" fo:background-color="transparent" style:font-weight-asian="normal" style:font-weight-complex="normal"/>
    </style:style>
    <style:style style:name="P11" style:family="paragraph" style:parent-style-name="Standard">
      <style:paragraph-properties fo:line-height="115%" fo:text-align="start" style:justify-single-word="false"/>
      <style:text-properties style:font-name="Noto Mono" fo:font-weight="normal" officeooo:rsid="00c3f1b3" officeooo:paragraph-rsid="00c3f1b3" fo:background-color="transparent" style:font-weight-asian="normal" style:font-weight-complex="normal"/>
    </style:style>
    <style:style style:name="P12" style:family="paragraph" style:parent-style-name="Standard">
      <style:paragraph-properties fo:line-height="115%" fo:text-align="start" style:justify-single-word="false"/>
      <style:text-properties style:font-name="Noto Mono" fo:font-weight="normal" officeooo:rsid="00fc0dfa" officeooo:paragraph-rsid="00fc0dfa" fo:background-color="transparent" style:font-weight-asian="normal" style:font-weight-complex="normal"/>
    </style:style>
    <style:style style:name="P13" style:family="paragraph" style:parent-style-name="Standard">
      <style:paragraph-properties fo:line-height="115%" fo:text-align="start" style:justify-single-word="false"/>
      <style:text-properties style:font-name="Noto Mono" fo:font-weight="normal" officeooo:rsid="00fc0dfa" officeooo:paragraph-rsid="00fd866f" fo:background-color="transparent" style:font-weight-asian="normal" style:font-weight-complex="normal"/>
    </style:style>
    <style:style style:name="P14" style:family="paragraph" style:parent-style-name="Standard">
      <style:paragraph-properties fo:line-height="115%" fo:text-align="start" style:justify-single-word="false"/>
      <style:text-properties style:font-name="Noto Mono" fo:font-weight="normal" officeooo:rsid="00fefbff" officeooo:paragraph-rsid="00fefbff" fo:background-color="transparent" style:font-weight-asian="normal" style:font-weight-complex="normal"/>
    </style:style>
    <style:style style:name="P15" style:family="paragraph" style:parent-style-name="Standard">
      <style:paragraph-properties fo:line-height="115%" fo:text-align="start" style:justify-single-word="false"/>
      <style:text-properties style:font-name="Noto Mono" fo:font-weight="normal" officeooo:rsid="0100e10b" officeooo:paragraph-rsid="0100e10b" fo:background-color="transparent" style:font-weight-asian="normal" style:font-weight-complex="normal"/>
    </style:style>
    <style:style style:name="P16" style:family="paragraph" style:parent-style-name="Standard">
      <style:paragraph-properties fo:line-height="115%" fo:text-align="start" style:justify-single-word="false"/>
      <style:text-properties style:font-name="Noto Mono" fo:font-weight="normal" officeooo:rsid="01097be6" officeooo:paragraph-rsid="01097be6" fo:background-color="transparent" style:font-weight-asian="normal" style:font-weight-complex="normal"/>
    </style:style>
    <style:style style:name="P17" style:family="paragraph" style:parent-style-name="Standard">
      <style:paragraph-properties fo:line-height="115%" fo:text-align="start" style:justify-single-word="false"/>
      <style:text-properties style:font-name="Noto Mono" fo:font-weight="normal" officeooo:rsid="0105fcd2" officeooo:paragraph-rsid="0105fcd2" fo:background-color="transparent" style:font-weight-asian="normal" style:font-weight-complex="normal"/>
    </style:style>
    <style:style style:name="P18" style:family="paragraph" style:parent-style-name="Standard">
      <style:paragraph-properties fo:line-height="115%" fo:text-align="start" style:justify-single-word="false"/>
      <style:text-properties style:font-name="Noto Mono" fo:font-weight="normal" officeooo:rsid="01085bd1" officeooo:paragraph-rsid="01085bd1" fo:background-color="transparent" style:font-weight-asian="normal" style:font-weight-complex="normal"/>
    </style:style>
    <style:style style:name="P19" style:family="paragraph" style:parent-style-name="Standard">
      <style:paragraph-properties fo:line-height="115%" fo:text-align="start" style:justify-single-word="false"/>
      <style:text-properties style:font-name="Noto Mono" fo:font-weight="normal" officeooo:rsid="010ad71f" officeooo:paragraph-rsid="010ad71f" fo:background-color="transparent" style:font-weight-asian="normal" style:font-weight-complex="normal"/>
    </style:style>
    <style:style style:name="P20" style:family="paragraph" style:parent-style-name="Standard">
      <style:paragraph-properties fo:line-height="115%" fo:text-align="start" style:justify-single-word="false"/>
      <style:text-properties style:font-name="Noto Mono" fo:font-weight="normal" officeooo:rsid="010c0b5e" officeooo:paragraph-rsid="010c0b5e" fo:background-color="transparent" style:font-weight-asian="normal" style:font-weight-complex="normal"/>
    </style:style>
    <style:style style:name="P21" style:family="paragraph" style:parent-style-name="Standard">
      <style:paragraph-properties fo:line-height="115%" fo:text-align="start" style:justify-single-word="false"/>
      <style:text-properties style:font-name="Noto Mono" fo:font-weight="normal" officeooo:rsid="010c0b5e" officeooo:paragraph-rsid="010ebe66" fo:background-color="transparent" style:font-weight-asian="normal" style:font-weight-complex="normal"/>
    </style:style>
    <style:style style:name="P22" style:family="paragraph" style:parent-style-name="Standard" style:list-style-name="L4">
      <style:paragraph-properties fo:line-height="115%" fo:text-align="start" style:justify-single-word="false"/>
      <style:text-properties style:font-name="Noto Mono" fo:font-weight="normal" officeooo:rsid="010c0b5e" officeooo:paragraph-rsid="010c0b5e" fo:background-color="transparent" style:font-weight-asian="normal" style:font-weight-complex="normal"/>
    </style:style>
    <style:style style:name="P23" style:family="paragraph" style:parent-style-name="Standard" style:list-style-name="L4">
      <style:paragraph-properties fo:line-height="115%" fo:text-align="start" style:justify-single-word="false"/>
      <style:text-properties style:font-name="Noto Mono" fo:font-weight="normal" officeooo:rsid="010c0b5e" officeooo:paragraph-rsid="010ebe66" fo:background-color="transparent" style:font-weight-asian="normal" style:font-weight-complex="normal"/>
    </style:style>
    <style:style style:name="P24" style:family="paragraph" style:parent-style-name="Standard" style:list-style-name="L4">
      <style:paragraph-properties fo:line-height="115%" fo:text-align="start" style:justify-single-word="false"/>
      <style:text-properties style:font-name="Noto Mono" fo:font-weight="normal" officeooo:rsid="010ebe66" officeooo:paragraph-rsid="010ebe66" fo:background-color="transparent" style:font-weight-asian="normal" style:font-weight-complex="normal"/>
    </style:style>
    <style:style style:name="P25" style:family="paragraph" style:parent-style-name="Standard">
      <style:paragraph-properties fo:line-height="115%" fo:text-align="start" style:justify-single-word="false"/>
      <style:text-properties style:font-name="Noto Mono" fo:font-weight="normal" officeooo:rsid="01106f90" officeooo:paragraph-rsid="01106f90" fo:background-color="transparent" style:font-weight-asian="normal" style:font-weight-complex="normal"/>
    </style:style>
    <style:style style:name="P26" style:family="paragraph" style:parent-style-name="Standard">
      <style:paragraph-properties fo:line-height="115%" fo:text-align="start" style:justify-single-word="false"/>
      <style:text-properties style:font-name="Noto Mono" fo:font-weight="normal" officeooo:rsid="0110d546" officeooo:paragraph-rsid="0110d546" fo:background-color="transparent" style:font-weight-asian="normal" style:font-weight-complex="normal"/>
    </style:style>
    <style:style style:name="P27" style:family="paragraph" style:parent-style-name="Standard">
      <style:paragraph-properties fo:line-height="115%" fo:text-align="start" style:justify-single-word="false"/>
      <style:text-properties style:font-name="Noto Mono" fo:font-weight="normal" officeooo:rsid="01145d0a" officeooo:paragraph-rsid="01145d0a" fo:background-color="transparent" style:font-weight-asian="normal" style:font-weight-complex="normal"/>
    </style:style>
    <style:style style:name="P28" style:family="paragraph" style:parent-style-name="Standard">
      <style:paragraph-properties fo:line-height="115%" fo:text-align="start" style:justify-single-word="false"/>
      <style:text-properties style:font-name="Noto Mono" fo:font-weight="normal" officeooo:rsid="0119ed79" officeooo:paragraph-rsid="0119ed79" fo:background-color="transparent" style:font-weight-asian="normal" style:font-weight-complex="normal"/>
    </style:style>
    <style:style style:name="P29" style:family="paragraph" style:parent-style-name="Standard">
      <style:paragraph-properties fo:line-height="115%" fo:text-align="start" style:justify-single-word="false"/>
      <style:text-properties style:font-name="Noto Mono" fo:font-weight="normal" officeooo:rsid="0116a278" officeooo:paragraph-rsid="0116a278" fo:background-color="transparent" style:font-weight-asian="normal" style:font-weight-complex="normal"/>
    </style:style>
    <style:style style:name="P30" style:family="paragraph" style:parent-style-name="Standard">
      <style:paragraph-properties fo:line-height="115%" fo:text-align="start" style:justify-single-word="false"/>
      <style:text-properties style:font-name="Noto Mono" fo:font-weight="normal" officeooo:rsid="01216b5b" officeooo:paragraph-rsid="01216b5b" fo:background-color="transparent" style:font-weight-asian="normal" style:font-weight-complex="normal"/>
    </style:style>
    <style:style style:name="P31" style:family="paragraph" style:parent-style-name="Standard">
      <style:paragraph-properties fo:line-height="115%" fo:text-align="start" style:justify-single-word="false"/>
      <style:text-properties style:font-name="Noto Mono" fo:font-weight="normal" officeooo:rsid="00c8ef93" officeooo:paragraph-rsid="00c8ef93" fo:background-color="transparent" style:font-weight-asian="normal" style:font-weight-complex="normal"/>
    </style:style>
    <style:style style:name="P32" style:family="paragraph" style:parent-style-name="Standard">
      <style:paragraph-properties fo:line-height="115%" fo:text-align="start" style:justify-single-word="false"/>
      <style:text-properties style:font-name="Noto Mono" fo:font-weight="normal" officeooo:rsid="00cc7e39" officeooo:paragraph-rsid="00c8ef93" fo:background-color="transparent" style:font-weight-asian="normal" style:font-weight-complex="normal"/>
    </style:style>
    <style:style style:name="P33" style:family="paragraph" style:parent-style-name="Standard">
      <style:paragraph-properties fo:line-height="115%" fo:text-align="start" style:justify-single-word="false"/>
      <style:text-properties style:font-name="Noto Mono" fo:font-weight="normal" officeooo:rsid="00cdfa55" officeooo:paragraph-rsid="00cdfa55" fo:background-color="transparent" style:font-weight-asian="normal" style:font-weight-complex="normal"/>
    </style:style>
    <style:style style:name="P34" style:family="paragraph" style:parent-style-name="Standard">
      <style:paragraph-properties fo:line-height="115%" fo:text-align="start" style:justify-single-word="false"/>
      <style:text-properties style:font-name="Noto Mono" fo:font-weight="normal" officeooo:rsid="00d0f8dc" officeooo:paragraph-rsid="00d0f8dc" fo:background-color="transparent" style:font-weight-asian="normal" style:font-weight-complex="normal"/>
    </style:style>
    <style:style style:name="P35" style:family="paragraph" style:parent-style-name="Standard">
      <style:paragraph-properties fo:line-height="115%" fo:text-align="start" style:justify-single-word="false"/>
      <style:text-properties style:font-name="Noto Mono" fo:font-weight="normal" officeooo:rsid="00d2e340" officeooo:paragraph-rsid="00d0f8dc" fo:background-color="transparent" style:font-weight-asian="normal" style:font-weight-complex="normal"/>
    </style:style>
    <style:style style:name="P36" style:family="paragraph" style:parent-style-name="Standard">
      <style:paragraph-properties fo:line-height="115%" fo:text-align="start" style:justify-single-word="false"/>
      <style:text-properties style:font-name="Noto Mono" fo:font-weight="normal" officeooo:rsid="00d3a433" officeooo:paragraph-rsid="00d3a433" fo:background-color="transparent" style:font-weight-asian="normal" style:font-weight-complex="normal"/>
    </style:style>
    <style:style style:name="P37" style:family="paragraph" style:parent-style-name="Standard">
      <style:paragraph-properties fo:line-height="115%" fo:text-align="start" style:justify-single-word="false"/>
      <style:text-properties style:font-name="Noto Mono" fo:font-weight="normal" officeooo:rsid="00d4f8c7" officeooo:paragraph-rsid="00d4f8c7" fo:background-color="transparent" style:font-weight-asian="normal" style:font-weight-complex="normal"/>
    </style:style>
    <style:style style:name="P38" style:family="paragraph" style:parent-style-name="Standard">
      <style:paragraph-properties fo:line-height="115%" fo:text-align="start" style:justify-single-word="false"/>
      <style:text-properties style:font-name="Noto Mono" fo:font-weight="normal" officeooo:rsid="00d780dc" officeooo:paragraph-rsid="00d780dc" fo:background-color="transparent" style:font-weight-asian="normal" style:font-weight-complex="normal"/>
    </style:style>
    <style:style style:name="P39" style:family="paragraph" style:parent-style-name="Standard">
      <style:paragraph-properties fo:line-height="115%" fo:text-align="start" style:justify-single-word="false"/>
      <style:text-properties style:font-name="Noto Mono" fo:font-weight="normal" officeooo:rsid="00dacd21" officeooo:paragraph-rsid="00dd5fa7" fo:background-color="transparent" style:font-weight-asian="normal" style:font-weight-complex="normal"/>
    </style:style>
    <style:style style:name="P40" style:family="paragraph" style:parent-style-name="Standard">
      <style:paragraph-properties fo:line-height="115%" fo:text-align="start" style:justify-single-word="false"/>
      <style:text-properties style:font-name="Noto Mono" fo:font-weight="normal" officeooo:rsid="00e3a93a" officeooo:paragraph-rsid="00dd5fa7" fo:background-color="transparent" style:font-weight-asian="normal" style:font-weight-complex="normal"/>
    </style:style>
    <style:style style:name="P41" style:family="paragraph" style:parent-style-name="Standard">
      <style:paragraph-properties fo:line-height="115%" fo:text-align="start" style:justify-single-word="false"/>
      <style:text-properties style:font-name="Noto Mono" fo:font-weight="normal" officeooo:rsid="00e3a93a" officeooo:paragraph-rsid="00e3a93a" fo:background-color="transparent" style:font-weight-asian="normal" style:font-weight-complex="normal"/>
    </style:style>
    <style:style style:name="P42" style:family="paragraph" style:parent-style-name="Standard">
      <style:paragraph-properties fo:line-height="115%" fo:text-align="start" style:justify-single-word="false"/>
      <style:text-properties style:font-name="Noto Mono" fo:font-weight="normal" officeooo:rsid="00ebabcf" officeooo:paragraph-rsid="00e3a93a" fo:background-color="transparent" style:font-weight-asian="normal" style:font-weight-complex="normal"/>
    </style:style>
    <style:style style:name="P43" style:family="paragraph" style:parent-style-name="Standard">
      <style:paragraph-properties fo:line-height="115%" fo:text-align="start" style:justify-single-word="false"/>
      <style:text-properties style:font-name="Noto Mono" fo:font-weight="normal" officeooo:rsid="00ee13a9" officeooo:paragraph-rsid="00ee13a9" fo:background-color="transparent" style:font-weight-asian="normal" style:font-weight-complex="normal"/>
    </style:style>
    <style:style style:name="P44" style:family="paragraph" style:parent-style-name="Standard">
      <style:paragraph-properties fo:line-height="115%" fo:text-align="start" style:justify-single-word="false"/>
      <style:text-properties style:font-name="Noto Mono" fo:font-weight="normal" officeooo:rsid="00ee13a9" officeooo:paragraph-rsid="00ee4b86" fo:background-color="transparent" style:font-weight-asian="normal" style:font-weight-complex="normal"/>
    </style:style>
    <style:style style:name="P45" style:family="paragraph" style:parent-style-name="Standard">
      <style:paragraph-properties fo:line-height="115%" fo:text-align="start" style:justify-single-word="false"/>
      <style:text-properties style:font-name="Noto Mono" fo:font-weight="normal" officeooo:rsid="00ee74ea" officeooo:paragraph-rsid="00ee74ea" fo:background-color="transparent" style:font-weight-asian="normal" style:font-weight-complex="normal"/>
    </style:style>
    <style:style style:name="P46" style:family="paragraph" style:parent-style-name="Standard">
      <style:paragraph-properties fo:line-height="115%" fo:text-align="start" style:justify-single-word="false"/>
      <style:text-properties style:font-name="Noto Mono" fo:font-weight="normal" officeooo:rsid="00ee74ea" officeooo:paragraph-rsid="00f06d56" fo:background-color="transparent" style:font-weight-asian="normal" style:font-weight-complex="normal"/>
    </style:style>
    <style:style style:name="P47" style:family="paragraph" style:parent-style-name="Standard">
      <style:paragraph-properties fo:line-height="115%" fo:text-align="start" style:justify-single-word="false"/>
      <style:text-properties style:font-name="Noto Mono" fo:font-weight="normal" officeooo:rsid="00f23f92" officeooo:paragraph-rsid="00f23f92" fo:background-color="transparent" style:font-weight-asian="normal" style:font-weight-complex="normal"/>
    </style:style>
    <style:style style:name="P48" style:family="paragraph" style:parent-style-name="Standard">
      <style:paragraph-properties fo:line-height="115%" fo:text-align="start" style:justify-single-word="false"/>
      <style:text-properties style:font-name="Noto Mono" fo:font-weight="normal" officeooo:rsid="00f23f92" officeooo:paragraph-rsid="010430fd" fo:background-color="transparent" style:font-weight-asian="normal" style:font-weight-complex="normal"/>
    </style:style>
    <style:style style:name="P49" style:family="paragraph" style:parent-style-name="Standard">
      <style:paragraph-properties fo:line-height="115%" fo:text-align="start" style:justify-single-word="false"/>
      <style:text-properties style:font-name="Noto Mono" fo:font-weight="normal" officeooo:rsid="00f3962f" officeooo:paragraph-rsid="00f3962f" fo:background-color="transparent" style:font-weight-asian="normal" style:font-weight-complex="normal"/>
    </style:style>
    <style:style style:name="P50" style:family="paragraph" style:parent-style-name="Standard">
      <style:paragraph-properties fo:line-height="115%" fo:text-align="start" style:justify-single-word="false"/>
      <style:text-properties style:font-name="Noto Mono" fo:font-weight="normal" officeooo:rsid="00f45066" officeooo:paragraph-rsid="00f45066" fo:background-color="transparent" style:font-weight-asian="normal" style:font-weight-complex="normal"/>
    </style:style>
    <style:style style:name="P51" style:family="paragraph" style:parent-style-name="Standard">
      <style:paragraph-properties fo:line-height="115%" fo:text-align="start" style:justify-single-word="false"/>
      <style:text-properties style:font-name="Noto Mono" fo:font-weight="normal" officeooo:rsid="00f6234d" officeooo:paragraph-rsid="00fedb1a" fo:background-color="transparent" style:font-weight-asian="normal" style:font-weight-complex="normal"/>
    </style:style>
    <style:style style:name="P52" style:family="paragraph" style:parent-style-name="Standard">
      <style:paragraph-properties fo:line-height="115%" fo:text-align="start" style:justify-single-word="false"/>
      <style:text-properties style:font-name="Noto Mono" fo:font-weight="normal" officeooo:rsid="00f6234d" officeooo:paragraph-rsid="00f6234d" fo:background-color="transparent" style:font-weight-asian="normal" style:font-weight-complex="normal"/>
    </style:style>
    <style:style style:name="P53" style:family="paragraph" style:parent-style-name="Standard" style:list-style-name="L3">
      <style:paragraph-properties fo:line-height="115%" fo:text-align="start" style:justify-single-word="false"/>
      <style:text-properties style:font-name="Noto Mono" fo:font-weight="normal" officeooo:rsid="00fedb1a" officeooo:paragraph-rsid="00fedb1a" fo:background-color="transparent" style:font-weight-asian="normal" style:font-weight-complex="normal"/>
    </style:style>
    <style:style style:name="P54" style:family="paragraph" style:parent-style-name="Standard">
      <style:paragraph-properties fo:line-height="115%" fo:text-align="start" style:justify-single-word="false"/>
      <style:text-properties style:font-name="Noto Mono" fo:font-weight="normal" officeooo:rsid="00fedb1a" officeooo:paragraph-rsid="00fedb1a" fo:background-color="transparent" style:font-weight-asian="normal" style:font-weight-complex="normal"/>
    </style:style>
    <style:style style:name="P55" style:family="paragraph" style:parent-style-name="Standard">
      <style:paragraph-properties fo:line-height="115%" fo:text-align="start" style:justify-single-word="false"/>
      <style:text-properties style:font-name="Noto Mono" fo:font-weight="normal" officeooo:rsid="00fb8433" officeooo:paragraph-rsid="00fb8433" fo:background-color="transparent" style:font-weight-asian="normal" style:font-weight-complex="normal"/>
    </style:style>
    <style:style style:name="P56" style:family="paragraph" style:parent-style-name="Standard">
      <style:paragraph-properties fo:line-height="115%" fo:text-align="start" style:justify-single-word="false"/>
      <style:text-properties style:font-name="Noto Mono" fo:font-weight="normal" fo:background-color="transparent" style:font-weight-asian="normal" style:font-weight-complex="normal"/>
    </style:style>
    <style:style style:name="P57" style:family="paragraph" style:parent-style-name="Standard">
      <style:paragraph-properties fo:line-height="115%" fo:text-align="start" style:justify-single-word="false"/>
      <style:text-properties style:font-name="Noto Mono" fo:font-weight="normal" officeooo:paragraph-rsid="00c587b6" fo:background-color="transparent" style:font-weight-asian="normal" style:font-weight-complex="normal"/>
    </style:style>
    <style:style style:name="P58" style:family="paragraph" style:parent-style-name="Standard">
      <style:paragraph-properties fo:line-height="115%" fo:text-align="start" style:justify-single-word="false"/>
      <style:text-properties style:font-name="Noto Mono" fo:font-weight="normal" officeooo:paragraph-rsid="00e3a93a" fo:background-color="transparent" style:font-weight-asian="normal" style:font-weight-complex="normal"/>
    </style:style>
    <style:style style:name="P59" style:family="paragraph" style:parent-style-name="Standard">
      <style:paragraph-properties fo:line-height="115%" fo:text-align="start" style:justify-single-word="false"/>
      <style:text-properties style:font-name="Noto Mono" fo:font-weight="normal" officeooo:paragraph-rsid="00ed3b29" fo:background-color="transparent" style:font-weight-asian="normal" style:font-weight-complex="normal"/>
    </style:style>
    <style:style style:name="P60" style:family="paragraph" style:parent-style-name="Standard">
      <style:paragraph-properties fo:line-height="115%" fo:text-align="start" style:justify-single-word="false"/>
      <style:text-properties style:font-name="Noto Mono" fo:font-weight="normal" officeooo:paragraph-rsid="00f3962f" fo:background-color="transparent" style:font-weight-asian="normal" style:font-weight-complex="normal"/>
    </style:style>
    <style:style style:name="P61" style:family="paragraph" style:parent-style-name="Standard">
      <style:paragraph-properties fo:line-height="115%" fo:text-align="start" style:justify-single-word="false"/>
      <style:text-properties style:font-name="Courier New" fo:font-weight="bold" officeooo:rsid="00c173ab" officeooo:paragraph-rsid="00c173ab" fo:background-color="transparent" style:font-weight-asian="bold" style:font-weight-complex="bold"/>
    </style:style>
    <style:style style:name="P62" style:family="paragraph" style:parent-style-name="Standard">
      <style:paragraph-properties fo:line-height="115%" fo:text-align="start" style:justify-single-word="false"/>
      <style:text-properties style:font-name="Courier New" fo:font-weight="bold" officeooo:rsid="00ee74ea" officeooo:paragraph-rsid="00ee74ea" style:font-weight-asian="bold" style:font-weight-complex="bold"/>
    </style:style>
    <style:style style:name="P63" style:family="paragraph" style:parent-style-name="Standard">
      <style:paragraph-properties fo:line-height="115%" fo:text-align="start" style:justify-single-word="false"/>
      <style:text-properties style:font-name="Courier New" fo:font-weight="bold" officeooo:rsid="00f3962f" officeooo:paragraph-rsid="00f3962f" style:font-weight-asian="bold" style:font-weight-complex="bold"/>
    </style:style>
    <style:style style:name="P64" style:family="paragraph" style:parent-style-name="Standard">
      <style:paragraph-properties fo:line-height="115%" fo:text-align="start" style:justify-single-word="false"/>
      <style:text-properties style:font-name="Courier New" fo:font-weight="bold" officeooo:rsid="00f6234d" officeooo:paragraph-rsid="00fedb1a" style:font-weight-asian="bold" style:font-weight-complex="bold"/>
    </style:style>
    <style:style style:name="P65" style:family="paragraph" style:parent-style-name="Standard">
      <style:paragraph-properties fo:line-height="115%" fo:text-align="start" style:justify-single-word="false"/>
      <style:text-properties officeooo:paragraph-rsid="00e3a93a"/>
    </style:style>
    <style:style style:name="P66" style:family="paragraph" style:parent-style-name="Standard">
      <style:paragraph-properties fo:line-height="115%" fo:text-align="start" style:justify-single-word="false"/>
      <style:text-properties officeooo:paragraph-rsid="0119ed79"/>
    </style:style>
    <style:style style:name="P67" style:family="paragraph" style:parent-style-name="Standard">
      <style:paragraph-properties fo:line-height="115%" fo:text-align="start" style:justify-single-word="false"/>
      <style:text-properties officeooo:paragraph-rsid="011dcc33"/>
    </style:style>
    <style:style style:name="P68" style:family="paragraph" style:parent-style-name="Text_20_body">
      <style:paragraph-properties fo:line-height="115%" fo:text-align="start" style:justify-single-word="false"/>
      <style:text-properties style:font-name="FreeMono" fo:font-weight="bold" officeooo:rsid="01216b5b" officeooo:paragraph-rsid="01216b5b" fo:background-color="transparent" style:font-weight-asian="bold" style:font-weight-complex="bold"/>
    </style:style>
    <style:style style:name="P69" style:family="paragraph" style:parent-style-name="Text_20_body">
      <style:paragraph-properties fo:line-height="115%" fo:text-align="start" style:justify-single-word="false"/>
      <style:text-properties style:font-name="Noto Mono" fo:font-weight="normal" officeooo:rsid="00f3962f" officeooo:paragraph-rsid="00f3962f" fo:background-color="transparent" style:font-weight-asian="normal" style:font-weight-complex="normal"/>
    </style:style>
    <style:style style:name="P70" style:family="paragraph" style:parent-style-name="Text_20_body">
      <style:paragraph-properties fo:line-height="115%" fo:text-align="start" style:justify-single-word="false"/>
      <style:text-properties style:font-name="Noto Mono" fo:font-weight="normal" officeooo:rsid="01263931" officeooo:paragraph-rsid="01276e0d" fo:background-color="transparent" style:font-weight-asian="normal" style:font-weight-complex="normal"/>
    </style:style>
    <style:style style:name="P71" style:family="paragraph" style:parent-style-name="Text_20_body">
      <style:paragraph-properties fo:line-height="115%" fo:text-align="start" style:justify-single-word="false"/>
      <style:text-properties style:font-name="Noto Mono" fo:font-weight="normal" officeooo:rsid="01253200" officeooo:paragraph-rsid="01253200" fo:background-color="transparent" style:font-weight-asian="normal" style:font-weight-complex="normal"/>
    </style:style>
    <style:style style:name="P72" style:family="paragraph" style:parent-style-name="Text_20_body">
      <style:paragraph-properties fo:line-height="115%" fo:text-align="start" style:justify-single-word="false"/>
      <style:text-properties style:font-name="Noto Mono" fo:font-weight="normal" officeooo:rsid="012a297b" officeooo:paragraph-rsid="012a297b" fo:background-color="transparent" style:font-weight-asian="normal" style:font-weight-complex="normal"/>
    </style:style>
    <style:style style:name="P73" style:family="paragraph" style:parent-style-name="Text_20_body">
      <style:paragraph-properties fo:line-height="115%" fo:text-align="start" style:justify-single-word="false"/>
      <style:text-properties style:font-name="Noto Mono" fo:font-weight="normal" officeooo:rsid="012a297b" officeooo:paragraph-rsid="01276e0d" fo:background-color="transparent" style:font-weight-asian="normal" style:font-weight-complex="normal"/>
    </style:style>
    <style:style style:name="P74" style:family="paragraph" style:parent-style-name="Text_20_body">
      <style:paragraph-properties fo:line-height="115%" fo:text-align="start" style:justify-single-word="false"/>
      <style:text-properties style:font-name="Noto Mono" fo:font-weight="normal" officeooo:rsid="012e7321" officeooo:paragraph-rsid="012e7321" fo:background-color="transparent" style:font-weight-asian="normal" style:font-weight-complex="normal"/>
    </style:style>
    <style:style style:name="P75" style:family="paragraph" style:parent-style-name="Text_20_body">
      <style:paragraph-properties fo:line-height="115%" fo:text-align="start" style:justify-single-word="false"/>
      <style:text-properties style:font-name="Noto Mono" fo:font-weight="normal" officeooo:rsid="013a49b5" officeooo:paragraph-rsid="013a49b5" fo:background-color="transparent" style:font-weight-asian="normal" style:font-weight-complex="normal"/>
    </style:style>
    <style:style style:name="P76" style:family="paragraph" style:parent-style-name="Text_20_body">
      <style:paragraph-properties fo:line-height="115%" fo:text-align="start" style:justify-single-word="false"/>
      <style:text-properties style:font-name="Noto Mono" fo:font-weight="normal" officeooo:rsid="01276e0d" officeooo:paragraph-rsid="01276e0d" fo:background-color="transparent" style:font-weight-asian="normal" style:font-weight-complex="normal"/>
    </style:style>
    <style:style style:name="P77" style:family="paragraph" style:parent-style-name="Text_20_body">
      <style:paragraph-properties fo:line-height="115%" fo:text-align="start" style:justify-single-word="false"/>
      <style:text-properties style:font-name="Noto Mono" fo:font-weight="normal" officeooo:rsid="012efc64" officeooo:paragraph-rsid="012efc64" fo:background-color="transparent" style:font-weight-asian="normal" style:font-weight-complex="normal"/>
    </style:style>
    <style:style style:name="P78" style:family="paragraph" style:parent-style-name="Text_20_body">
      <style:paragraph-properties fo:line-height="115%" fo:text-align="start" style:justify-single-word="false"/>
      <style:text-properties style:font-name="Noto Mono" fo:font-weight="normal" officeooo:rsid="013205fb" officeooo:paragraph-rsid="01325e3c" fo:background-color="transparent" style:font-weight-asian="normal" style:font-weight-complex="normal"/>
    </style:style>
    <style:style style:name="P79" style:family="paragraph" style:parent-style-name="Text_20_body">
      <style:paragraph-properties fo:line-height="115%" fo:text-align="start" style:justify-single-word="false"/>
      <style:text-properties style:font-name="Noto Mono" fo:font-weight="normal" officeooo:rsid="0133638b" officeooo:paragraph-rsid="01325e3c" fo:background-color="transparent" style:font-weight-asian="normal" style:font-weight-complex="normal"/>
    </style:style>
    <style:style style:name="P80" style:family="paragraph" style:parent-style-name="Text_20_body">
      <style:paragraph-properties fo:line-height="115%" fo:text-align="start" style:justify-single-word="false"/>
      <style:text-properties style:font-name="Noto Mono" fo:font-weight="normal" officeooo:rsid="0135614c" officeooo:paragraph-rsid="013a49b5" fo:background-color="transparent" style:font-weight-asian="normal" style:font-weight-complex="normal"/>
    </style:style>
    <style:style style:name="P81" style:family="paragraph" style:parent-style-name="Text_20_body">
      <style:paragraph-properties fo:line-height="115%" fo:text-align="start" style:justify-single-word="false"/>
      <style:text-properties style:font-name="Noto Mono" fo:font-weight="normal" officeooo:rsid="0138be54" officeooo:paragraph-rsid="013a49b5" fo:background-color="transparent" style:font-weight-asian="normal" style:font-weight-complex="normal"/>
    </style:style>
    <style:style style:name="P82" style:family="paragraph" style:parent-style-name="Text_20_body">
      <style:paragraph-properties fo:line-height="115%" fo:text-align="start" style:justify-single-word="false"/>
      <style:text-properties style:font-name="Noto Mono" fo:font-weight="normal" officeooo:rsid="014f8342" officeooo:paragraph-rsid="014f8342" fo:background-color="transparent" style:font-weight-asian="normal" style:font-weight-complex="normal"/>
    </style:style>
    <style:style style:name="P83" style:family="paragraph" style:parent-style-name="Text_20_body" style:list-style-name="L5">
      <style:paragraph-properties fo:line-height="115%" fo:text-align="start" style:justify-single-word="false"/>
      <style:text-properties style:font-name="Noto Mono" fo:font-weight="normal" fo:background-color="transparent" style:font-weight-asian="normal" style:font-weight-complex="normal"/>
    </style:style>
    <style:style style:name="P84" style:family="paragraph" style:parent-style-name="Text_20_body">
      <style:paragraph-properties fo:line-height="115%" fo:text-align="start" style:justify-single-word="false"/>
      <style:text-properties style:font-name="Noto Mono" fo:font-weight="normal" officeooo:paragraph-rsid="01276e0d" fo:background-color="transparent" style:font-weight-asian="normal" style:font-weight-complex="normal"/>
    </style:style>
    <style:style style:name="P85" style:family="paragraph" style:parent-style-name="Text_20_body" style:list-style-name="L1">
      <style:paragraph-properties fo:margin-top="0cm" fo:margin-bottom="0cm" style:contextual-spacing="false" fo:line-height="115%" fo:text-align="start" style:justify-single-word="false"/>
      <style:text-properties style:font-name="Noto Mono" fo:font-weight="normal" fo:background-color="transparent" style:font-weight-asian="normal" style:font-weight-complex="normal"/>
    </style:style>
    <style:style style:name="P86" style:family="paragraph" style:parent-style-name="Text_20_body" style:list-style-name="L1">
      <style:paragraph-properties fo:line-height="115%" fo:text-align="start" style:justify-single-word="false"/>
      <style:text-properties style:font-name="Noto Mono" fo:font-weight="normal" fo:background-color="transparent" style:font-weight-asian="normal" style:font-weight-complex="normal"/>
    </style:style>
    <style:style style:name="P87" style:family="paragraph" style:parent-style-name="Text_20_body" style:list-style-name="L2">
      <style:paragraph-properties fo:line-height="115%" fo:text-align="start" style:justify-single-word="false"/>
      <style:text-properties style:font-name="Noto Mono" fo:font-weight="normal" fo:background-color="transparent" style:font-weight-asian="normal" style:font-weight-complex="normal"/>
    </style:style>
    <style:style style:name="P88" style:family="paragraph" style:parent-style-name="Text_20_body">
      <style:paragraph-properties fo:line-height="115%" fo:text-align="start" style:justify-single-word="false"/>
      <style:text-properties style:font-name="Courier New" fo:font-weight="bold" officeooo:rsid="00c173ab" officeooo:paragraph-rsid="00c173ab" fo:background-color="transparent" style:font-weight-asian="bold" style:font-weight-complex="bold"/>
    </style:style>
    <style:style style:name="P89" style:family="paragraph" style:parent-style-name="Text_20_body">
      <style:paragraph-properties fo:line-height="115%" fo:text-align="start" style:justify-single-word="false"/>
    </style:style>
    <style:style style:name="P90" style:family="paragraph" style:parent-style-name="Text_20_body" style:list-style-name="L5">
      <style:paragraph-properties fo:line-height="115%" fo:text-align="start" style:justify-single-word="false"/>
      <style:text-properties officeooo:paragraph-rsid="0123c461"/>
    </style:style>
    <style:style style:name="P91" style:family="paragraph" style:parent-style-name="Text_20_body" style:list-style-name="L2">
      <style:paragraph-properties fo:margin-top="0cm" fo:margin-bottom="0cm" style:contextual-spacing="false" fo:line-height="115%" fo:text-align="start" style:justify-single-word="false"/>
    </style:style>
    <style:style style:name="P92" style:family="paragraph" style:parent-style-name="Text_20_body">
      <style:paragraph-properties fo:line-height="115%" fo:text-align="start" style:justify-single-word="false"/>
      <style:text-properties officeooo:rsid="013c4521" officeooo:paragraph-rsid="013c4521"/>
    </style:style>
    <style:style style:name="P93" style:family="paragraph" style:parent-style-name="Text_20_body">
      <style:paragraph-properties fo:line-height="115%" fo:text-align="start" style:justify-single-word="false"/>
      <style:text-properties officeooo:rsid="0140d29c" officeooo:paragraph-rsid="0140d29c"/>
    </style:style>
    <style:style style:name="T1" style:family="text">
      <style:text-properties fo:background-color="#ffff00" loext:char-shading-value="0"/>
    </style:style>
    <style:style style:name="T2" style:family="text">
      <style:text-properties officeooo:rsid="00c173ab" fo:background-color="#ffff00" loext:char-shading-value="0"/>
    </style:style>
    <style:style style:name="T3" style:family="text">
      <style:text-properties officeooo:rsid="00cdfa55"/>
    </style:style>
    <style:style style:name="T4" style:family="text">
      <style:text-properties fo:font-weight="bold" style:font-weight-asian="bold" style:font-weight-complex="bold"/>
    </style:style>
    <style:style style:name="T5" style:family="text">
      <style:text-properties fo:font-weight="bold" officeooo:rsid="00cc7e39" style:font-weight-asian="bold" style:font-weight-complex="bold"/>
    </style:style>
    <style:style style:name="T6" style:family="text">
      <style:text-properties fo:font-weight="bold" officeooo:rsid="00d2e340" style:font-weight-asian="bold" style:font-weight-complex="bold"/>
    </style:style>
    <style:style style:name="T7" style:family="text">
      <style:text-properties fo:font-weight="bold" officeooo:rsid="00d4f8c7" style:font-weight-asian="bold" style:font-weight-complex="bold"/>
    </style:style>
    <style:style style:name="T8" style:family="text">
      <style:text-properties fo:font-weight="bold" officeooo:rsid="00e3a93a" style:font-weight-asian="bold" style:font-weight-complex="bold"/>
    </style:style>
    <style:style style:name="T9" style:family="text">
      <style:text-properties fo:font-weight="bold" officeooo:rsid="01276e0d" style:font-weight-asian="bold" style:font-weight-complex="bold"/>
    </style:style>
    <style:style style:name="T10" style:family="text">
      <style:text-properties fo:font-weight="bold" officeooo:rsid="012a297b" style:font-weight-asian="bold" style:font-weight-complex="bold"/>
    </style:style>
    <style:style style:name="T11" style:family="text">
      <style:text-properties fo:font-weight="bold" officeooo:rsid="012efc64" style:font-weight-asian="bold" style:font-weight-complex="bold"/>
    </style:style>
    <style:style style:name="T12" style:family="text">
      <style:text-properties fo:font-weight="bold" officeooo:rsid="01325e3c" style:font-weight-asian="bold" style:font-weight-complex="bold"/>
    </style:style>
    <style:style style:name="T13" style:family="text">
      <style:text-properties fo:font-weight="bold" officeooo:rsid="0133638b" style:font-weight-asian="bold" style:font-weight-complex="bold"/>
    </style:style>
    <style:style style:name="T14" style:family="text">
      <style:text-properties fo:font-weight="bold" officeooo:rsid="013618ed" style:font-weight-asian="bold" style:font-weight-complex="bold"/>
    </style:style>
    <style:style style:name="T15" style:family="text">
      <style:text-properties fo:font-weight="bold" officeooo:rsid="0138be54" style:font-weight-asian="bold" style:font-weight-complex="bold"/>
    </style:style>
    <style:style style:name="T16" style:family="text">
      <style:text-properties fo:font-weight="bold" officeooo:rsid="013db1b8" style:font-weight-asian="bold" style:font-weight-complex="bold"/>
    </style:style>
    <style:style style:name="T17" style:family="text">
      <style:text-properties fo:font-weight="bold" officeooo:rsid="01412fa5" style:font-weight-asian="bold" style:font-weight-complex="bold"/>
    </style:style>
    <style:style style:name="T18" style:family="text">
      <style:text-properties fo:font-weight="bold" officeooo:rsid="00c587b6" fo:background-color="transparent" loext:char-shading-value="0" style:font-weight-asian="bold" style:font-weight-complex="bold"/>
    </style:style>
    <style:style style:name="T19" style:family="text">
      <style:text-properties fo:font-weight="bold" officeooo:rsid="0119ed79" fo:background-color="transparent" loext:char-shading-value="0" style:font-weight-asian="bold" style:font-weight-complex="bold"/>
    </style:style>
    <style:style style:name="T20" style:family="text">
      <style:text-properties fo:font-weight="bold" officeooo:rsid="01216b5b" fo:background-color="transparent" loext:char-shading-value="0" style:font-weight-asian="bold" style:font-weight-complex="bold"/>
    </style:style>
    <style:style style:name="T21" style:family="text">
      <style:text-properties officeooo:rsid="00f45066"/>
    </style:style>
    <style:style style:name="T22" style:family="text">
      <style:text-properties officeooo:rsid="0106b041"/>
    </style:style>
    <style:style style:name="T23" style:family="text">
      <style:text-properties officeooo:rsid="01085bd1"/>
    </style:style>
    <style:style style:name="T24" style:family="text">
      <style:text-properties officeooo:rsid="01090312"/>
    </style:style>
    <style:style style:name="T25" style:family="text">
      <style:text-properties officeooo:rsid="010c0b5e"/>
    </style:style>
    <style:style style:name="T26" style:family="text">
      <style:text-properties officeooo:rsid="0110d546"/>
    </style:style>
    <style:style style:name="T27" style:family="text">
      <style:text-properties officeooo:rsid="01145d0a"/>
    </style:style>
    <style:style style:name="T28" style:family="text">
      <style:text-properties officeooo:rsid="0114eedd"/>
    </style:style>
    <style:style style:name="T29" style:family="text">
      <style:text-properties officeooo:rsid="01186b48"/>
    </style:style>
    <style:style style:name="T30" style:family="text">
      <style:text-properties officeooo:rsid="0119ed79"/>
    </style:style>
    <style:style style:name="T31" style:family="text">
      <style:text-properties style:font-name="FreeMono"/>
    </style:style>
    <style:style style:name="T32" style:family="text">
      <style:text-properties style:font-name="FreeMono" fo:font-weight="bold" style:font-weight-asian="bold" style:font-weight-complex="bold"/>
    </style:style>
    <style:style style:name="T33" style:family="text">
      <style:text-properties style:font-name="FreeMono" fo:font-weight="bold" officeooo:rsid="00e3a93a" style:font-weight-asian="bold" style:font-weight-complex="bold"/>
    </style:style>
    <style:style style:name="T34" style:family="text">
      <style:text-properties style:font-name="FreeMono" fo:font-weight="bold" officeooo:rsid="01276e0d" style:font-weight-asian="bold" style:font-weight-complex="bold"/>
    </style:style>
    <style:style style:name="T35" style:family="text">
      <style:text-properties style:font-name="FreeMono" fo:font-weight="bold" officeooo:rsid="012a297b" style:font-weight-asian="bold" style:font-weight-complex="bold"/>
    </style:style>
    <style:style style:name="T36" style:family="text">
      <style:text-properties style:font-name="FreeMono" fo:font-weight="bold" officeooo:rsid="012efc64" style:font-weight-asian="bold" style:font-weight-complex="bold"/>
    </style:style>
    <style:style style:name="T37" style:family="text">
      <style:text-properties style:font-name="FreeMono" fo:font-weight="bold" officeooo:rsid="01325e3c" style:font-weight-asian="bold" style:font-weight-complex="bold"/>
    </style:style>
    <style:style style:name="T38" style:family="text">
      <style:text-properties style:font-name="FreeMono" fo:font-weight="bold" officeooo:rsid="0133638b" style:font-weight-asian="bold" style:font-weight-complex="bold"/>
    </style:style>
    <style:style style:name="T39" style:family="text">
      <style:text-properties style:font-name="FreeMono" fo:font-weight="bold" officeooo:rsid="013618ed" style:font-weight-asian="bold" style:font-weight-complex="bold"/>
    </style:style>
    <style:style style:name="T40" style:family="text">
      <style:text-properties style:font-name="FreeMono" fo:font-weight="bold" officeooo:rsid="0138be54" style:font-weight-asian="bold" style:font-weight-complex="bold"/>
    </style:style>
    <style:style style:name="T41" style:family="text">
      <style:text-properties style:font-name="FreeMono" fo:font-weight="bold" officeooo:rsid="013db1b8" style:font-weight-asian="bold" style:font-weight-complex="bold"/>
    </style:style>
    <style:style style:name="T42" style:family="text">
      <style:text-properties style:font-name="FreeMono" fo:font-weight="bold" officeooo:rsid="01412fa5" style:font-weight-asian="bold" style:font-weight-complex="bold"/>
    </style:style>
    <style:style style:name="T43" style:family="text">
      <style:text-properties style:font-name="FreeMono" fo:font-weight="bold" officeooo:rsid="01216b5b" fo:background-color="transparent" loext:char-shading-value="0" style:font-weight-asian="bold" style:font-weight-complex="bold"/>
    </style:style>
    <style:style style:name="T44" style:family="text">
      <style:text-properties style:font-name="FreeMono" fo:font-weight="bold" officeooo:rsid="0119ed79" fo:background-color="transparent" loext:char-shading-value="0" style:font-weight-asian="bold" style:font-weight-complex="bold"/>
    </style:style>
    <style:style style:name="T45" style:family="text">
      <style:text-properties style:font-name="FreeMono" officeooo:rsid="0119ed79" fo:background-color="transparent" loext:char-shading-value="0"/>
    </style:style>
    <style:style style:name="T46" style:family="text">
      <style:text-properties style:font-name="FreeMono" officeooo:rsid="011dcc33" fo:background-color="transparent" loext:char-shading-value="0"/>
    </style:style>
    <style:style style:name="T47" style:family="text">
      <style:text-properties officeooo:rsid="01276e0d"/>
    </style:style>
    <style:style style:name="T48" style:family="text">
      <style:text-properties officeooo:rsid="012a297b"/>
    </style:style>
    <style:style style:name="T49" style:family="text">
      <style:text-properties officeooo:rsid="01325e3c"/>
    </style:style>
    <style:style style:name="T50" style:family="text">
      <style:text-properties officeooo:rsid="0137cf00"/>
    </style:style>
    <style:style style:name="T51" style:family="text">
      <style:text-properties officeooo:rsid="013a49b5"/>
    </style:style>
    <style:style style:name="T52" style:family="text">
      <style:text-properties officeooo:rsid="0119ed79" fo:background-color="transparent" loext:char-shading-value="0"/>
    </style:style>
    <style:style style:name="T53" style:family="text">
      <style:text-properties officeooo:rsid="011dcc33" fo:background-color="transparent" loext:char-shading-value="0"/>
    </style:style>
    <style:style style:name="T54" style:family="text">
      <style:text-properties officeooo:rsid="00c587b6" fo:background-color="transparent" loext:char-shading-value="0"/>
    </style:style>
    <style:style style:name="T55" style:family="text">
      <style:text-properties style:font-name="Noto Mono"/>
    </style:style>
    <style:style style:name="T56" style:family="text">
      <style:text-properties style:font-name="Noto Mono" fo:font-weight="bold" style:font-weight-asian="bold" style:font-weight-complex="bold"/>
    </style:style>
    <style:style style:name="T57" style:family="text">
      <style:text-properties style:font-name="Noto Mono" fo:font-weight="bold" officeooo:rsid="00e3a93a" style:font-weight-asian="bold" style:font-weight-complex="bold"/>
    </style:style>
    <style:style style:name="T58" style:family="text">
      <style:text-properties style:font-name="Noto Mono" fo:font-weight="bold" officeooo:rsid="013db1b8" style:font-weight-asian="bold" style:font-weight-complex="bold"/>
    </style:style>
    <style:style style:name="T59" style:family="text">
      <style:text-properties style:font-name="Noto Mono" fo:font-weight="bold" officeooo:rsid="01412fa5" style:font-weight-asian="bold" style:font-weight-complex="bold"/>
    </style:style>
    <style:style style:name="T60" style:family="text">
      <style:text-properties style:font-name="Noto Mono" fo:font-weight="bold" officeooo:rsid="0119ed79" fo:background-color="transparent" loext:char-shading-value="0" style:font-weight-asian="bold" style:font-weight-complex="bold"/>
    </style:style>
    <style:style style:name="T61" style:family="text">
      <style:text-properties style:font-name="Noto Mono" fo:font-weight="bold" officeooo:rsid="01216b5b" fo:background-color="transparent" loext:char-shading-value="0" style:font-weight-asian="bold" style:font-weight-complex="bold"/>
    </style:style>
    <style:style style:name="T62" style:family="text">
      <style:text-properties style:font-name="Noto Mono" fo:font-weight="bold" officeooo:rsid="011dcc33" fo:background-color="transparent" loext:char-shading-value="0" style:font-weight-asian="bold" style:font-weight-complex="bold"/>
    </style:style>
    <style:style style:name="T63" style:family="text">
      <style:text-properties style:font-name="Noto Mono" officeooo:rsid="0119ed79" fo:background-color="transparent" loext:char-shading-value="0"/>
    </style:style>
    <style:style style:name="T64" style:family="text">
      <style:text-properties style:font-name="Noto Mono" officeooo:rsid="011dcc33" fo:background-color="transparent" loext:char-shading-value="0"/>
    </style:style>
    <style:style style:name="T65" style:family="text">
      <style:text-properties style:font-name="Noto Mono" officeooo:rsid="01216b5b" fo:background-color="transparent" loext:char-shading-value="0"/>
    </style:style>
    <style:style style:name="T66" style:family="text">
      <style:text-properties style:font-name="Noto Mono" officeooo:rsid="00e3a93a"/>
    </style:style>
    <style:style style:name="T67" style:family="text">
      <style:text-properties style:font-name="Noto Mono" officeooo:rsid="013db1b8"/>
    </style:style>
    <style:style style:name="T68" style:family="text">
      <style:text-properties style:font-name="Noto Mono" officeooo:rsid="01412fa5"/>
    </style:style>
    <style:style style:name="T69" style:family="text">
      <style:text-properties style:font-name="Noto Mono" fo:font-weight="normal" style:font-weight-asian="normal" style:font-weight-complex="normal"/>
    </style:style>
    <style:style style:name="T70" style:family="text">
      <style:text-properties style:font-name="Noto Mono" fo:font-weight="normal" officeooo:rsid="00e3a93a" style:font-weight-asian="normal" style:font-weight-complex="normal"/>
    </style:style>
    <style:style style:name="T71" style:family="text">
      <style:text-properties style:font-name="Noto Mono" fo:font-weight="normal" officeooo:rsid="013db1b8" style:font-weight-asian="normal" style:font-weight-complex="normal"/>
    </style:style>
    <style:style style:name="T72" style:family="text">
      <style:text-properties style:font-name="Noto Mono" fo:font-weight="normal" officeooo:rsid="01412fa5" style:font-weight-asian="normal" style:font-weight-complex="normal"/>
    </style:style>
    <style:style style:name="T73" style:family="text">
      <style:text-properties style:font-name="Noto Mono" fo:font-weight="normal" officeooo:rsid="0119ed79" style:font-weight-asian="normal" style:font-weight-complex="normal"/>
    </style:style>
    <style:style style:name="T74" style:family="text">
      <style:text-properties style:font-name="Noto Mono" fo:font-weight="normal" officeooo:rsid="011dcc33" style:font-weight-asian="normal" style:font-weight-complex="normal"/>
    </style:style>
    <style:style style:name="T75" style:family="text">
      <style:text-properties style:font-name="Noto Mono" fo:font-weight="normal" officeooo:rsid="01216b5b" style:font-weight-asian="normal" style:font-weight-complex="normal"/>
    </style:style>
    <style:style style:name="T76" style:family="text">
      <style:text-properties style:font-name="Noto Mono" fo:font-weight="normal" style:font-weight-asian="normal" style:font-weight-complex="normal"/>
    </style:style>
    <style:style style:name="T77" style:family="text">
      <style:text-properties style:font-name="Noto Mono" fo:font-weight="normal" fo:background-color="transparent" loext:char-shading-value="0" style:font-weight-asian="normal" style:font-weight-complex="normal"/>
    </style:style>
    <style:style style:name="T78" style:family="text">
      <style:text-properties style:font-name="Noto Mono" fo:font-weight="normal" officeooo:rsid="0119ed79" fo:background-color="transparent" loext:char-shading-value="0" style:font-weight-asian="normal" style:font-weight-complex="normal"/>
    </style:style>
    <style:style style:name="T79" style:family="text">
      <style:text-properties style:font-name="Noto Mono" fo:font-weight="normal" officeooo:rsid="0119ed79" fo:background-color="transparent" loext:char-shading-value="0" style:font-weight-asian="normal" style:font-weight-complex="normal"/>
    </style:style>
    <style:style style:name="T80" style:family="text">
      <style:text-properties style:font-name="Noto Mono" fo:font-weight="normal" officeooo:rsid="011dcc33" fo:background-color="transparent" loext:char-shading-value="0" style:font-weight-asian="normal" style:font-weight-complex="normal"/>
    </style:style>
    <style:style style:name="T81" style:family="text">
      <style:text-properties style:font-name="Noto Mono" fo:font-weight="normal" officeooo:rsid="011dcc33" fo:background-color="transparent" loext:char-shading-value="0" style:font-weight-asian="normal" style:font-weight-complex="normal"/>
    </style:style>
    <style:style style:name="T82" style:family="text">
      <style:text-properties style:font-name="Noto Mono" fo:font-weight="normal" officeooo:rsid="01216b5b" fo:background-color="transparent" loext:char-shading-value="0" style:font-weight-asian="normal" style:font-weight-complex="normal"/>
    </style:style>
    <style:style style:name="T83" style:family="text">
      <style:text-properties style:font-name="Noto Mono" fo:font-weight="normal" officeooo:rsid="01216b5b" fo:background-color="transparent" loext:char-shading-value="0" style:font-weight-asian="normal" style:font-weight-complex="normal"/>
    </style:style>
    <style:style style:name="T84" style:family="text">
      <style:text-properties style:font-name="Noto Mono" fo:font-weight="normal" officeooo:rsid="00e3a93a" fo:background-color="transparent" loext:char-shading-value="0" style:font-weight-asian="normal" style:font-weight-complex="normal"/>
    </style:style>
    <style:style style:name="T85" style:family="text">
      <style:text-properties style:font-name="Noto Mono" fo:font-weight="normal" officeooo:rsid="00e3a93a" fo:background-color="transparent" loext:char-shading-value="0" style:font-weight-asian="normal" style:font-weight-complex="normal"/>
    </style:style>
    <style:style style:name="T86" style:family="text">
      <style:text-properties style:font-name="Noto Mono" fo:font-weight="normal" officeooo:rsid="013db1b8" fo:background-color="transparent" loext:char-shading-value="0" style:font-weight-asian="normal" style:font-weight-complex="normal"/>
    </style:style>
    <style:style style:name="T87" style:family="text">
      <style:text-properties style:font-name="Noto Mono" fo:font-weight="normal" officeooo:rsid="013db1b8" fo:background-color="transparent" loext:char-shading-value="0" style:font-weight-asian="normal" style:font-weight-complex="normal"/>
    </style:style>
    <style:style style:name="T88" style:family="text">
      <style:text-properties style:font-name="Noto Mono" fo:font-weight="normal" officeooo:rsid="01412fa5" fo:background-color="transparent" loext:char-shading-value="0" style:font-weight-asian="normal" style:font-weight-complex="normal"/>
    </style:style>
    <style:style style:name="T89" style:family="text">
      <style:text-properties style:font-name="Noto Mono" fo:font-weight="normal" officeooo:rsid="01412fa5" fo:background-color="transparent" loext:char-shading-value="0" style:font-weight-asian="normal" style:font-weight-complex="normal"/>
    </style:style>
    <style:style style:name="T90" style:family="text">
      <style:text-properties style:font-name="Noto Mono" fo:font-weight="normal" fo:background-color="transparent" loext:char-shading-value="0" style:font-weight-asian="normal" style:font-weight-complex="normal"/>
    </style:style>
    <style:style style:name="T91" style:family="text">
      <style:text-properties officeooo:rsid="00cc7e39"/>
    </style:style>
    <style:style style:name="T92" style:family="text">
      <style:text-properties officeooo:rsid="00d2e340"/>
    </style:style>
    <style:style style:name="T93" style:family="text">
      <style:text-properties officeooo:rsid="00d4f8c7"/>
    </style:style>
    <style:style style:name="T94" style:family="text">
      <style:text-properties officeooo:rsid="012efc64"/>
    </style:style>
    <style:style style:name="T95" style:family="text">
      <style:text-properties officeooo:rsid="0133638b"/>
    </style:style>
    <style:style style:name="T96" style:family="text">
      <style:text-properties officeooo:rsid="013618ed"/>
    </style:style>
    <style:style style:name="T97" style:family="text">
      <style:text-properties officeooo:rsid="0138be54"/>
    </style:style>
    <style:style style:name="T98" style:family="text">
      <style:text-properties officeooo:rsid="00c173ab"/>
    </style:style>
    <style:style style:name="T99" style:family="text">
      <style:text-properties officeooo:rsid="00c587b6"/>
    </style:style>
    <style:style style:name="T100" style:family="text">
      <style:text-properties officeooo:rsid="0158297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2 C01 Çözümleri</text:p>
      <text:p text:style-name="P8"/>
      <text:p text:style-name="P61"><text:span text:style-name="T76">Bir </text:span><text:span text:style-name="Strong_20_Emphasis"><text:span text:style-name="T76">pointer</text:span></text:span><text:span text:style-name="T76"> (işaretçi), bir değişkenin </text:span><text:span text:style-name="Strong_20_Emphasis"><text:span text:style-name="T76">hafızadaki adresini</text:span></text:span><text:span text:style-name="T76"> tutan bir değişkendir. </text:span></text:p>
      <text:p text:style-name="P8">Yani, bir pointer aslında şunu söyler:<text:line-break/>"Ben bir kutuyum ve başka bir kutunun (değişkenin) nerede olduğunu biliyorum."</text:p>
      <text:p text:style-name="P8"/>
      <text:p text:style-name="P8">Betimlemeli Örnek Verecek Olursak Eğer;</text:p>
      <text:p text:style-name="P8"/>
      <text:p text:style-name="P88"><text:span text:style-name="T76">Düşün ki evde bir oyuncak kutun var. Oyuncak kutusu </text:span><text:span text:style-name="Strong_20_Emphasis"><text:span text:style-name="T76">'değer'</text:span></text:span><text:span text:style-name="T76">, kutunun adresi ise </text:span><text:span text:style-name="Strong_20_Emphasis"><text:span text:style-name="T76">'pointer'</text:span></text:span><text:span text:style-name="T76"> gibi çalışır. Mesela:</text:span></text:p>
      <text:list xml:id="list1313264238" text:style-name="L1">
        <text:list-item>
          <text:p text:style-name="P85">Kutunun içinde bir araba var (<text:span text:style-name="T98">Değeri</text:span> 5)</text:p>
        </text:list-item>
        <text:list-item>
          <text:p text:style-name="P86">Kutunun üstünde yazan "Raf No: 3, Sıra: 2" ise pointer'ın gösterdiği adres.</text:p>
          <text:p text:style-name="P86"/>
        </text:list-item>
      </text:list>
      <text:p text:style-name="P9">Bu Kutucukların Her biri 1 byte alandır</text:p>
      <text:p text:style-name="P10"><text:s/>Adres | Ram Odacıkları</text:p>
      <table:table table:name="Tablo1" table:style-name="Tablo1" table:template-name="Default Style">
        <table:table-column table:style-name="Tablo1.A"/>
        <table:table-column table:style-name="Tablo1.B"/>
        <table:table-row>
          <table:table-cell table:style-name="Tablo1.A1" office:value-type="string">
            <text:p text:style-name="P1">114</text:p>
          </table:table-cell>
          <table:table-cell table:style-name="Tablo1.B1" office:value-type="string">
            <text:p text:style-name="P5"/>
          </table:table-cell>
        </table:table-row>
        <table:table-row>
          <table:table-cell table:style-name="Tablo1.A2" office:value-type="string">
            <text:p text:style-name="P1">113</text:p>
          </table:table-cell>
          <table:table-cell table:style-name="Tablo1.B2" office:value-type="string">
            <text:p text:style-name="P5"/>
          </table:table-cell>
        </table:table-row>
        <table:table-row>
          <table:table-cell table:style-name="Tablo1.A2" office:value-type="string">
            <text:p text:style-name="P1">112</text:p>
          </table:table-cell>
          <table:table-cell table:style-name="Tablo1.B2" office:value-type="string">
            <text:p text:style-name="P5"/>
          </table:table-cell>
        </table:table-row>
        <table:table-row>
          <table:table-cell table:style-name="Tablo1.A2" office:value-type="string">
            <text:p text:style-name="P1">111</text:p>
          </table:table-cell>
          <table:table-cell table:style-name="Tablo1.B2" office:value-type="string">
            <text:p text:style-name="P5"/>
          </table:table-cell>
        </table:table-row>
        <table:table-row>
          <table:table-cell table:style-name="Tablo1.A2" office:value-type="string">
            <text:p text:style-name="P1">110</text:p>
          </table:table-cell>
          <table:table-cell table:style-name="Tablo1.B2" office:value-type="string">
            <text:p text:style-name="P5"/>
          </table:table-cell>
        </table:table-row>
        <table:table-row>
          <table:table-cell table:style-name="Tablo1.A2" office:value-type="string">
            <text:p text:style-name="P1">109</text:p>
          </table:table-cell>
          <table:table-cell table:style-name="Tablo1.B2" office:value-type="string">
            <text:p text:style-name="P5"/>
          </table:table-cell>
        </table:table-row>
        <table:table-row>
          <table:table-cell table:style-name="Tablo1.A2" office:value-type="string">
            <text:p text:style-name="P1">108</text:p>
          </table:table-cell>
          <table:table-cell table:style-name="Tablo1.B2" office:value-type="string">
            <text:p text:style-name="P5"/>
          </table:table-cell>
        </table:table-row>
        <table:table-row>
          <table:table-cell table:style-name="Tablo1.A2" office:value-type="string">
            <text:p text:style-name="P1">107</text:p>
          </table:table-cell>
          <table:table-cell table:style-name="Tablo1.B2" office:value-type="string">
            <text:p text:style-name="P2">*ptr</text:p>
          </table:table-cell>
        </table:table-row>
        <table:table-row>
          <table:table-cell table:style-name="Tablo1.A2" office:value-type="string">
            <text:p text:style-name="P1">106</text:p>
          </table:table-cell>
          <table:table-cell table:style-name="Tablo1.B2" office:value-type="string">
            <text:p text:style-name="P5"/>
          </table:table-cell>
        </table:table-row>
        <table:table-row>
          <table:table-cell table:style-name="Tablo1.A2" office:value-type="string">
            <text:p text:style-name="P1">105</text:p>
          </table:table-cell>
          <table:table-cell table:style-name="Tablo1.B2" office:value-type="string">
            <text:p text:style-name="P5"/>
          </table:table-cell>
        </table:table-row>
        <table:table-row>
          <table:table-cell table:style-name="Tablo1.A2" office:value-type="string">
            <text:p text:style-name="P1">104</text:p>
          </table:table-cell>
          <table:table-cell table:style-name="Tablo1.B2" office:value-type="string">
            <text:p text:style-name="P5"/>
          </table:table-cell>
        </table:table-row>
        <table:table-row>
          <table:table-cell table:style-name="Tablo1.A2" office:value-type="string">
            <text:p text:style-name="P1">103</text:p>
          </table:table-cell>
          <table:table-cell table:style-name="Tablo1.B2" table:number-rows-spanned="4" office:value-type="string">
            <text:p text:style-name="P56"><text:s/><text:span text:style-name="T3">int x = 25;</text:span></text:p>
          </table:table-cell>
        </table:table-row>
        <table:table-row>
          <table:table-cell table:style-name="Tablo1.A2" office:value-type="string">
            <text:p text:style-name="P1">102</text:p>
          </table:table-cell>
          <table:covered-table-cell table:style-name="Tablo1.B2"/>
        </table:table-row>
        <table:table-row>
          <table:table-cell table:style-name="Tablo1.A2" office:value-type="string">
            <text:p text:style-name="P1">101</text:p>
          </table:table-cell>
          <table:covered-table-cell table:style-name="Tablo1.B2"/>
        </table:table-row>
        <table:table-row>
          <table:table-cell table:style-name="Tablo1.A2" office:value-type="string">
            <text:p text:style-name="P1">100</text:p>
          </table:table-cell>
          <table:covered-table-cell table:style-name="Tablo1.B2"/>
        </table:table-row>
      </table:table>
      <text:p text:style-name="P11"/>
      <text:p text:style-name="P57"><text:span text:style-name="T99">NOT: </text:span>Bir değişken atandığı zaman, RAM üzerinde veri tipine bağlı olarak belirli miktarda bir alan işgal eder. Bu alan, programın bellek düzenine göre belirlenen bir adreste konumlanır.</text:p>
      <text:p text:style-name="P31"/>
      <text:p text:style-name="P31"><text:soft-page-break/><text:span text:style-name="T91">C dili için </text:span>Char ve Bool 1 byte İnt ve Float 4 byte <text:span text:style-name="T91">gibi ram’de alan işgal eder.</text:span></text:p>
      <text:p text:style-name="P32"/>
      <text:p text:style-name="P33"><text:span text:style-name="T91">1</text:span>) Mesela int x = 25; dedik Ayrıldığı Alan ise 100. Adres olsun fakat 100’ den sonraki 4 byte lık alanı işgal etti.</text:p>
      <text:p text:style-name="P33"/>
      <text:p text:style-name="P34">2) Pointer Atanırken hangi veri türünün adresini tutacağıda önemli bir konudur. <text:span text:style-name="T92">İnteger bir veri tipini mi tutuyor yoksa char mı ? float mı ? Bunları belirlemen gerekiyor.</text:span></text:p>
      <text:p text:style-name="P35"/>
      <text:p text:style-name="P36"><text:span text:style-name="T92">İ</text:span>nteger bir pointer tutacağımdan;</text:p>
      <text:p text:style-name="P36">int * ptr = &amp;x;</text:p>
      <text:p text:style-name="P36">(1)(2)(3) <text:s/>(4)<text:span text:style-name="T100">(</text:span>5)</text:p>
      <text:p text:style-name="P36"/>
      <text:p text:style-name="P36">1) Tutulacak olan pointer değişken türü.</text:p>
      <text:p text:style-name="P36">2) <text:span text:style-name="T93">Pointer tanımlama işaretidir.</text:span></text:p>
      <text:p text:style-name="P37">3) Tanımlanan pointer değişken ismidir.</text:p>
      <text:p text:style-name="P37">4) Önüne geldiği değişkenin ram’deki adresini verir.</text:p>
      <text:p text:style-name="P37">5) Yukarıda tanımlı olan integer x değeri</text:p>
      <text:p text:style-name="P37"/>
      <text:p text:style-name="P37">Yani burada kısaca şunu yaptık ptr’nin içerisine integer x ‘in ramdeki adres alanını atamış olduk.</text:p>
      <text:p text:style-name="P37"/>
      <text:p text:style-name="P38">4 Soruda Aslında Bunu Cevaplandıralım Yukarıdaki Örneğe Göre</text:p>
      <table:table table:name="Tablo2" table:style-name="Tablo2" table:template-name="Default Style">
        <table:table-column table:style-name="Tablo2.A"/>
        <table:table-column table:style-name="Tablo2.B"/>
        <table:table-row>
          <table:table-cell table:style-name="Tablo2.A1" office:value-type="string">
            <text:p text:style-name="P3">ptr</text:p>
          </table:table-cell>
          <table:table-cell table:style-name="Tablo2.B1" office:value-type="string">
            <text:p text:style-name="P4">100</text:p>
          </table:table-cell>
        </table:table-row>
        <table:table-row>
          <table:table-cell table:style-name="Tablo2.A2" office:value-type="string">
            <text:p text:style-name="P3">*ptr</text:p>
          </table:table-cell>
          <table:table-cell table:style-name="Tablo2.B2" office:value-type="string">
            <text:p text:style-name="P4">25</text:p>
          </table:table-cell>
        </table:table-row>
        <table:table-row>
          <table:table-cell table:style-name="Tablo2.A2" office:value-type="string">
            <text:p text:style-name="P3">&amp;ptr</text:p>
          </table:table-cell>
          <table:table-cell table:style-name="Tablo2.B2" office:value-type="string">
            <text:p text:style-name="P4">107</text:p>
          </table:table-cell>
        </table:table-row>
        <table:table-row>
          <table:table-cell table:style-name="Tablo2.A2" office:value-type="string">
            <text:p text:style-name="P3">&amp;x</text:p>
          </table:table-cell>
          <table:table-cell table:style-name="Tablo2.B2" office:value-type="string">
            <text:p text:style-name="P4">100</text:p>
          </table:table-cell>
        </table:table-row>
      </table:table>
      <text:p text:style-name="P38"/>
      <text:p text:style-name="P39">&amp; operatörü, bir değişkenin bellekteki adresini dönerken, </text:p>
      <text:p text:style-name="P39">*ptr operatörü pointer'ın işaret ettiği adreste saklanan değeri gösterir. </text:p>
      <text:p text:style-name="P39"/>
      <text:p text:style-name="P39">Pointer’a bir değer atanmamışsa tanımsız bir adres tutar. Sadece pointer adı (ör. ptr) kullanıldığında, bellekte tuttuğu adres döner.</text:p>
      <text:p text:style-name="P40"/>
      <text:p text:style-name="P40"/>
      <text:p text:style-name="P41">ex00 Nasıl Yapılır ?</text:p>
      <text:p text:style-name="P41"/>
      <text:p text:style-name="P65"><text:span text:style-name="T85">- </text:span><text:span text:style-name="T90">Bu kod, bir sayının değerini değiştirmeyi gösterir. </text:span><text:span text:style-name="Source_20_Text"><text:span text:style-name="T90">ft_ft</text:span></text:span><text:span text:style-name="T90"> fonksiyonu, bir sayının değerini 42 yapar.</text:span></text:p>
      <text:p text:style-name="P42"/>
      <text:p text:style-name="P42"><text:soft-page-break/></text:p>
      <text:p text:style-name="P58">#include &lt;stdio.h&gt;</text:p>
      <text:p text:style-name="P58"/>
      <text:p text:style-name="P59">void ft_ft(int *nbr) <text:s/>Pointer burada fonksiyon parametresi olarak atanmış ve bir adres tutuyor.</text:p>
      <text:p text:style-name="P58">{</text:p>
      <text:p text:style-name="P58">*nbr = 42; <text:s/>Pointer'ın işaret ettiği bellekteki adrese 42 değerini yazıyoruz.</text:p>
      <text:p text:style-name="P58">}</text:p>
      <text:p text:style-name="P58"/>
      <text:p text:style-name="P58"/>
      <text:p text:style-name="P58">int main()</text:p>
      <text:p text:style-name="P58">{</text:p>
      <text:p text:style-name="P58"><text:s/>int number = 10; Bir integer değişken tanımladık ve ona 10 değerini atadık.</text:p>
      <text:p text:style-name="P58"><text:s text:c="4"/>printf("Pointer kullanmadan önce değer: %d \n", number); number'ın mevcut değerini yazdırıyoruz.</text:p>
      <text:p text:style-name="P58"><text:s text:c="4"/>ft_ft(&amp;number); Fonksiyon, number'ın adresini alarak o adresin içindeki değeri değiştiriyor.</text:p>
      <text:p text:style-name="P58"><text:s text:c="4"/>printf("Pointer ile değiştirildikten sonra değer: %d \n", number); Değerin değiştiğini yazdırıyoruz.</text:p>
      <text:p text:style-name="P58"><text:s text:c="4"/>return 0;</text:p>
      <text:p text:style-name="P58">}</text:p>
      <text:p text:style-name="P58"/>
      <text:p text:style-name="P58"/>
      <text:p text:style-name="P58"/>
      <text:p text:style-name="P58">Soru: bellek adresini veriyor &amp; işareti nasıl bunu yazarak bu değeri nasıl değiştirebiliyoruz ?</text:p>
      <text:p text:style-name="P58"/>
      <text:p text:style-name="P58">ft_ft(int *nbr) fonksiyonu, bir adres (pointer) alıyor.</text:p>
      <text:p text:style-name="P58"><text:s text:c="7"/>ft_ft(&amp;number) çağrısında</text:p>
      <text:p text:style-name="P58"/>
      <text:p text:style-name="P58"><text:s text:c="8"/>◦ &amp;number → number değişkeninin adresi fonksiyona gönderiliyor.</text:p>
      <text:p text:style-name="P58"><text:s text:c="8"/>◦ Fonksiyon içinde *nbr = 42; yazıldığında, bu adresin içindeki değer 42 oluyor.</text:p>
      <text:p text:style-name="P58"/>
      <text:p text:style-name="P43">Soru 2 : İşlem sonrasında int için açılan 4 byte alan 1 byte mı düştü ?</text:p>
      <text:p text:style-name="P43"/>
      <text:p text:style-name="P44">int için ayrılmış 4 byte hiçbir zaman küçülmez. Pointer, sadece o alanın adresini işaret eder ve değerini değiştirir. Bellekteki boyutlar sabit kalır.</text:p>
      <text:p text:style-name="P44"/>
      <text:p text:style-name="P44"/>
      <text:p text:style-name="P44"><text:soft-page-break/></text:p>
      <text:p text:style-name="P44"/>
      <text:p text:style-name="P44"/>
      <text:p text:style-name="P45">ex01 Nasıl Yapılır</text:p>
      <text:p text:style-name="P45"/>
      <text:p text:style-name="P62"><text:span text:style-name="T90">Bir işaretleyiciyi diğer işaretleyicilere bağlayıp sonunda tam sayıya </text:span><text:span text:style-name="Strong_20_Emphasis"><text:span text:style-name="T90">42</text:span></text:span><text:span text:style-name="T90"> atayan bir fonksiyon oluşturmamız isteniyor. </text:span></text:p>
      <text:p text:style-name="P60"/>
      <text:p text:style-name="P60">#include &lt;stdio.h&gt;</text:p>
      <text:p text:style-name="P46">void ft_ultimate_ft(int *********nbr) </text:p>
      <text:p text:style-name="P46">{ </text:p>
      <text:p text:style-name="P46">*********nbr = 42; </text:p>
      <text:p text:style-name="P46">}</text:p>
      <text:p text:style-name="P47"/>
      <text:p text:style-name="P48">9 seviyeli bir pointer var. Bunun mantığı şu; </text:p>
      <text:p text:style-name="P48">Her seviyedeki pointer, bir üst seviyedeki pointer'ın adresini tutuyor. En son içteki pointer'a ulaşıldığında, o pointer gösterdiği adresin içeriğini değiştiriyor, yani pointer'a atanan değeri değiştirmiş oluyor.</text:p>
      <text:p text:style-name="P47"/>
      <text:p text:style-name="P49">int main<text:span text:style-name="T21">()</text:span></text:p>
      <text:p text:style-name="P49">{</text:p>
      <text:p text:style-name="P49">int number = 10;</text:p>
      <text:p text:style-name="P49"/>
      <text:p text:style-name="P49"><text:span text:style-name="T21">int </text:span>*ptr1 = &amp;number;</text:p>
      <text:p text:style-name="P49"><text:span text:style-name="T21">int </text:span>**ptr2 = &amp;ptr1;</text:p>
      <text:p text:style-name="P49"><text:span text:style-name="T21">int </text:span>***ptr3 = &amp;ptr2;</text:p>
      <text:p text:style-name="P49"><text:span text:style-name="T21">int </text:span>****ptr4 = &amp;ptr3;</text:p>
      <text:p text:style-name="P49"><text:span text:style-name="T21">int </text:span>*****ptr5 = &amp;ptr4;</text:p>
      <text:p text:style-name="P49"><text:span text:style-name="T21">int </text:span>******ptr6 = &amp;ptr5;</text:p>
      <text:p text:style-name="P49"><text:span text:style-name="T21">int </text:span>*******ptr7 = &amp;ptr6;</text:p>
      <text:p text:style-name="P49"><text:span text:style-name="T21">int </text:span>********ptr8 = &amp;ptr7;</text:p>
      <text:p text:style-name="P49"><text:span text:style-name="T21">int </text:span>*********ptr9 = &amp;ptr8;</text:p>
      <text:p text:style-name="P49"/>
      <text:p text:style-name="P50">printf(“Pointerdan Önceki Değer : %d, \n”,number);</text:p>
      <text:p text:style-name="P50">ft_ultimate_ft(ptr9);</text:p>
      <text:p text:style-name="P50">printf(“Pointerdan Sonraki Değer : %d, \n”,number);</text:p>
      <text:p text:style-name="P50">return 0;</text:p>
      <text:p text:style-name="P49">}</text:p>
      <text:p text:style-name="P49"/>
      <text:p text:style-name="P69">Burada:</text:p>
      <text:list xml:id="list2193788336" text:style-name="L2">
        <text:list-item>
          <text:p text:style-name="P91"><text:span text:style-name="Strong_20_Emphasis"><text:span text:style-name="Source_20_Text"><text:span text:style-name="T90">ptr1</text:span></text:span></text:span><text:span text:style-name="T90">: </text:span><text:span text:style-name="Source_20_Text"><text:span text:style-name="T90">number</text:span></text:span><text:span text:style-name="T90">'ın adresini tutar.</text:span></text:p>
        </text:list-item>
        <text:list-item>
          <text:p text:style-name="P91"><text:span text:style-name="Strong_20_Emphasis"><text:span text:style-name="Source_20_Text"><text:span text:style-name="T90">ptr2</text:span></text:span></text:span><text:span text:style-name="T90">: </text:span><text:span text:style-name="Source_20_Text"><text:span text:style-name="T90">ptr1</text:span></text:span><text:span text:style-name="T90">'in adresini tutar.</text:span></text:p>
        </text:list-item>
        <text:list-item>
          <text:p text:style-name="P91"><text:span text:style-name="Strong_20_Emphasis"><text:span text:style-name="Source_20_Text"><text:span text:style-name="T90">ptr3</text:span></text:span></text:span><text:span text:style-name="T90">: </text:span><text:span text:style-name="Source_20_Text"><text:span text:style-name="T90">ptr2</text:span></text:span><text:span text:style-name="T90">'nin adresini tutar.</text:span></text:p>
        </text:list-item>
        <text:list-item>
          <text:p text:style-name="P87"><text:soft-page-break/>Bu şekilde, her pointer bir öncekini işaret eder.</text:p>
        </text:list-item>
      </text:list>
      <text:p text:style-name="P63"><text:span text:style-name="Source_20_Text"><text:span text:style-name="T90">*ptr1</text:span></text:span><text:span text:style-name="T90">'in adresi, </text:span><text:span text:style-name="Source_20_Text"><text:span text:style-name="T90">*********ptr9</text:span></text:span><text:span text:style-name="T90">'a kadar gidiyor. Çünkü her seviyedeki pointer bir üst seviyedeki pointer'ın adresini tutuyor ve en sonunda </text:span><text:span text:style-name="Strong_20_Emphasis"><text:span text:style-name="Source_20_Text"><text:span text:style-name="T90">ptr9</text:span></text:span></text:span><text:span text:style-name="T90"> ile </text:span><text:span text:style-name="Strong_20_Emphasis"><text:span text:style-name="Source_20_Text"><text:span text:style-name="T90">number</text:span></text:span></text:span><text:span text:style-name="Strong_20_Emphasis"><text:span text:style-name="T90">'ın</text:span></text:span><text:span text:style-name="T90"> adresine ulaşmış oluyorsunuz.</text:span></text:p>
      <text:p text:style-name="P49"/>
      <text:p text:style-name="P64"><text:span text:style-name="T90">Ptr9’un içerisinde aslında </text:span><text:span text:style-name="Strong_20_Emphasis"><text:span text:style-name="Source_20_Text"><text:span text:style-name="T90">number</text:span></text:span></text:span><text:span text:style-name="Strong_20_Emphasis"><text:span text:style-name="T90">'ın bellekteki adresi</text:span></text:span><text:span text:style-name="T90"> var ve fonksiyon, pointer’ın içindeki adresi dereference ederek </text:span><text:span text:style-name="Strong_20_Emphasis"><text:span text:style-name="Source_20_Text"><text:span text:style-name="T90">number</text:span></text:span></text:span><text:span text:style-name="Strong_20_Emphasis"><text:span text:style-name="T90">'ın değerini</text:span></text:span><text:span text:style-name="T90"> 42 yapıyor. </text:span></text:p>
      <text:p text:style-name="P51"/>
      <text:list xml:id="list4255695088" text:style-name="L3">
        <text:list-item>
          <text:p text:style-name="P53">ÖNEMLİ</text:p>
        </text:list-item>
      </text:list>
      <text:p text:style-name="P54">Number’ın ptr9 kadar geldiğinin kanıtı ise ptr8 bellek adresini verincede sonucun doğru çıkması yani fonksiyon içine &amp;ptr8 dersende çalışacaktır...</text:p>
      <text:p text:style-name="P52"/>
      <text:p text:style-name="P52">Dereference ne demek ?</text:p>
      <text:p text:style-name="P52">Bir işaretleyici bir bellek adresini tutar. Dereference işlemi, o adresin içindeki veriye ulaşmak ve o veriyi kullanmak anlamına gelir.</text:p>
      <text:p text:style-name="P52"/>
      <text:p text:style-name="P52"/>
      <text:p text:style-name="P55">ex02 Nasıl Yapılır ?</text:p>
      <text:p text:style-name="P55"/>
      <text:p text:style-name="P12">Burada pointer kullanarak girilen iki tam sayının yerlerini değiştirmemiz isteniyor bunu şöyle hayal etmelisin;</text:p>
      <text:p text:style-name="P12"/>
      <text:p text:style-name="P12">3 Adet Bardak Düşün Bunların Rengi Kırmızı Beyaz Mavi Olsun biz Kırmızının değerini Maviye Mavinin Değerini ise Kırmızıya Aktarmamız gerek bunu direkt yaparsak karışacak bunun için </text:p>
      <text:p text:style-name="P12"/>
      <text:p text:style-name="P12">1) Kırmızı Bardaktakini Beyaz Bardağa bırak.</text:p>
      <text:p text:style-name="P12">2) Mavinin Değerini Kırmızıya geçir.</text:p>
      <text:p text:style-name="P12">3) Beyazın içindeki kırmızının değerlerlerini maviye geçir</text:p>
      <text:p text:style-name="P12"/>
      <text:p text:style-name="P12">Beyaz bardak burada ne oldu bir yardımcı bizde yardımcı bir int değişken oluşturacağız.</text:p>
      <text:p text:style-name="P12"/>
      <text:p text:style-name="P12">#include &lt;stdio.h&gt;</text:p>
      <text:p text:style-name="P12">void ft_swap(int *a, int *b)</text:p>
      <text:p text:style-name="P12">{</text:p>
      <text:p text:style-name="P12">int temp = *a; <text:s/>// Kırmızı beyazın içine aktarıldı</text:p>
      <text:p text:style-name="P12">*a = *b; <text:s text:c="6"/>// Mavi Kırmızının içine aktarıldı</text:p>
      <text:p text:style-name="P12">*b = temp; <text:s/>// Beyaz bardağın içindeki özellikler mavi bardağa aktarıldı</text:p>
      <text:p text:style-name="P12">}</text:p>
      <text:p text:style-name="P12"><text:soft-page-break/></text:p>
      <text:p text:style-name="P12">int main()</text:p>
      <text:p text:style-name="P12">{</text:p>
      <text:p text:style-name="P12"><text:s text:c="4"/>int number_a = 10; int number_b = 20;</text:p>
      <text:p text:style-name="P12"><text:s text:c="4"/>printf("Swap yapılmadan Önce : %d, %d \n",number_a, number_b);</text:p>
      <text:p text:style-name="P12"><text:s text:c="4"/>ft_swap(&amp;number_a, &amp;number_b);</text:p>
      <text:p text:style-name="P12"><text:s text:c="4"/>printf("Swap Kullanıldıktan Sonra : %d, %d, \n", number_a, number_b);</text:p>
      <text:p text:style-name="P13"><text:s text:c="4"/>return 0;</text:p>
      <text:p text:style-name="P13">}</text:p>
      <text:p text:style-name="P13"/>
      <text:p text:style-name="P13"/>
      <text:p text:style-name="P14">ex03 Nasıl Yapılır ? </text:p>
      <text:p text:style-name="P14"/>
      <text:p text:style-name="P14">Aslında Pek Bir şey Yok Burada bize verilen prototipleri kullanarak bunu yapıyoruz </text:p>
      <text:p text:style-name="P14"/>
      <text:p text:style-name="P14">*div içine a ile b ‘nin bölündükten sonra çıkan sonucu aktaracağız </text:p>
      <text:p text:style-name="P14">*mod içine a ile b ‘nin modunu aldıktan sonra kalan sayıyı atacağız </text:p>
      <text:p text:style-name="P14"/>
      <text:p text:style-name="P14">#include &lt;stdio.h&gt;</text:p>
      <text:p text:style-name="P14">void ft_div_mod(int a, int b, int *div, int *mod)</text:p>
      <text:p text:style-name="P14">{</text:p>
      <text:p text:style-name="P14"><text:s text:c="4"/>if(b != 0)</text:p>
      <text:p text:style-name="P14"><text:s text:c="4"/>{</text:p>
      <text:p text:style-name="P14"><text:s text:c="8"/>*div = a / b ;</text:p>
      <text:p text:style-name="P14"><text:s text:c="8"/>*mod = a % b ;</text:p>
      <text:p text:style-name="P14"><text:s text:c="4"/>}</text:p>
      <text:p text:style-name="P14">}</text:p>
      <text:p text:style-name="P14"/>
      <text:p text:style-name="P14">int main()</text:p>
      <text:p text:style-name="P14">{ <text:s text:c="2"/></text:p>
      <text:p text:style-name="P14"><text:s text:c="4"/>int number_a = 10; int number_b = 2; int div; int mod;</text:p>
      <text:p text:style-name="P14"><text:s text:c="4"/>printf("Sayıların İşleme Girmeden Önceki Hali : %d , %d \n", number_a, number_b);</text:p>
      <text:p text:style-name="P14"><text:s text:c="4"/>ft_div_mod(number_a, number_b, &amp;div, &amp;mod);</text:p>
      <text:p text:style-name="P14"><text:s text:c="4"/>printf("Sayılar İşleme Girdikten Sonraki Hali : %d , %d \n", div, mod);</text:p>
      <text:p text:style-name="P14"><text:s text:c="4"/>return 0;</text:p>
      <text:p text:style-name="P14">}</text:p>
      <text:p text:style-name="P14"/>
      <text:p text:style-name="P14"/>
      <text:p text:style-name="P14">Koşul koymamızın sebebi bir sayının 0’a bölümü tanımsızdır o yüzden b 0 olamaz.</text:p>
      <text:p text:style-name="P14"><text:soft-page-break/><text:s/></text:p>
      <text:p text:style-name="P15">ex04 Nasıl Yapılır ?</text:p>
      <text:p text:style-name="P16">Kodun amacı = iki tamsayıyı bölmek ve sonuçları pointer'lar aracılığıyla geri döndürmek</text:p>
      <text:p text:style-name="P14"/>
      <text:p text:style-name="P17">#include &lt;stdio.h&gt;</text:p>
      <text:p text:style-name="P14">void ft_ultimate_div_mod(int *a, int *b)</text:p>
      <text:p text:style-name="P17">{</text:p>
      <text:p text:style-name="P17"><text:tab/>if(*b!=0 <text:span text:style-name="T23">&amp;&amp;</text:span> b!= NULL)</text:p>
      <text:p text:style-name="P17"><text:tab/>{</text:p>
      <text:p text:style-name="P17"><text:tab/><text:tab/><text:span text:style-name="T23">int temp_a = *a; </text:span></text:p>
      <text:p text:style-name="P17"><text:tab/><text:tab/><text:span text:style-name="T23">int temp_b = *b;</text:span></text:p>
      <text:p text:style-name="P17"><text:tab/><text:tab/><text:tab/>*<text:span text:style-name="T23">a = temp_a / temp_b;</text:span></text:p>
      <text:p text:style-name="P17"><text:tab/><text:tab/><text:tab/>*<text:span text:style-name="T23">b = temp_a % temp_b;</text:span></text:p>
      <text:p text:style-name="P17"><text:tab/>}</text:p>
      <text:p text:style-name="P17">}</text:p>
      <text:p text:style-name="P14"/>
      <text:p text:style-name="P14"/>
      <text:p text:style-name="P17">1) *b!=0 dediğimizde pointer içindeki değere erişip onun 0 eşit değilsen yap diyoruz çünkü bir sayının 0’a bölümü tanımsızdır.</text:p>
      <text:p text:style-name="P17">2) b!=NULL <text:span text:style-name="T22">ise bellekteki adresi kontrol eder eğer boş ise girmez.</text:span></text:p>
      <text:p text:style-name="P18">3) temp_a ve temp_b değişkenlerini kullanarak *a ile *b nin işlemden önceki değerlerini buraya saklıyoruz.</text:p>
      <text:p text:style-name="P18">4) Ardından *a ‘nın içerisinde bölümün sonucunu at<text:span text:style-name="T24">arak güncelliyorum</text:span></text:p>
      <text:p text:style-name="P18">5) Ardından *b ‘nin içerisine kalanın sonucunu <text:span text:style-name="T24">atarak güncelliyorum</text:span>.</text:p>
      <text:p text:style-name="P18"/>
      <text:p text:style-name="P18"/>
      <text:p text:style-name="P16">int main()</text:p>
      <text:p text:style-name="P16">{</text:p>
      <text:p text:style-name="P16">int a = 10; int b = 0;</text:p>
      <text:p text:style-name="P16">printf(“Öncesi : %d %d \n”, a,b);</text:p>
      <text:p text:style-name="P16">ft_ultimate_div_mod(&amp;a,&amp;b);</text:p>
      <text:p text:style-name="P16">printf(“Sonrası : %d %d \n”, a,b);</text:p>
      <text:p text:style-name="P16">return 0;</text:p>
      <text:p text:style-name="P16">}</text:p>
      <text:p text:style-name="P18"/>
      <text:p text:style-name="P18"/>
      <text:p text:style-name="P18"/>
      <text:p text:style-name="P18"/>
      <text:p text:style-name="P19">Ex05 Nasıl Yapılır ?</text:p>
      <text:p text:style-name="P19">Bir karakter dizisinin içeriğini standart çıktıya (ekrana) yazdıran bir fonksiyon yazmamız isteniyor.</text:p>
      <text:p text:style-name="P19"/>
      <text:p text:style-name="P19"><text:soft-page-break/>void ft_putstr(char *str)</text:p>
      <text:p text:style-name="P19">{</text:p>
      <text:p text:style-name="P19"><text:tab/><text:span text:style-name="T25">int i = 0;</text:span></text:p>
      <text:p text:style-name="P19"><text:tab/><text:span text:style-name="T25">while(str[i] != ‘\0’)</text:span></text:p>
      <text:p text:style-name="P19"><text:tab/><text:span text:style-name="T25">{</text:span></text:p>
      <text:p text:style-name="P19"><text:tab/><text:tab/><text:span text:style-name="T25">write(1,&amp;[str],1);</text:span></text:p>
      <text:p text:style-name="P20"><text:tab/><text:tab/>i++;</text:p>
      <text:p text:style-name="P19"><text:tab/><text:span text:style-name="T25">}</text:span></text:p>
      <text:p text:style-name="P19">}</text:p>
      <text:p text:style-name="P19"/>
      <text:p text:style-name="P20">1) i değişkeni bizim indisimizi kontrol ediyor aslında, indis 0 dan başlar;</text:p>
      <text:p text:style-name="P20">Enes;</text:p>
      <text:p text:style-name="P20">E = 0. İndis Değeri</text:p>
      <text:p text:style-name="P20">N = 1. İndis Değeri</text:p>
      <text:p text:style-name="P20">E = 2. İndis Değeri </text:p>
      <text:p text:style-name="P20">S = 3. İndis Değeri</text:p>
      <text:p text:style-name="P20"/>
      <text:p text:style-name="P21">2)</text:p>
      <text:list xml:id="list1631847994" text:style-name="L4">
        <text:list-item>
          <text:p text:style-name="P24">while(str[i] != ‘\0’) bu döngüde ise dizimizin değerlerini 0 dan başlatarak okunmasını sağlıyoruz ve bu döngü karakter sonunu görünceye kadar devam edecek.</text:p>
          <text:p text:style-name="P22"/>
        </text:list-item>
        <text:list-item>
          <text:p text:style-name="P23">'\0' <text:s/>Bu, karakter dizisinin sonunu belirten özel bir karakterdir (null karakter). Her karakter dizisi, sonunda otomatik olarak '\0' ile biter.</text:p>
        </text:list-item>
      </text:list>
      <text:p text:style-name="P25">3) <text:span text:style-name="T26">write(1,&amp;[str],1) ve i++ ise şartlar sağlandığı sürece dizi içindeki karakterleri tek tek yazar çünkü char değeri taşıyor birden yazamaz ve şart sağlantığı sürece 0 indis 1 indis 2 indis diye arttırarak devam eder.</text:span></text:p>
      <text:p text:style-name="P25"/>
      <text:p text:style-name="P26">int main()</text:p>
      <text:p text:style-name="P26">{</text:p>
      <text:p text:style-name="P26"><text:tab/>ft_putstr(“STDOUT”);</text:p>
      <text:p text:style-name="P26"><text:tab/>return 0;</text:p>
      <text:p text:style-name="P26">}</text:p>
      <text:p text:style-name="P26"/>
      <text:p text:style-name="P26">Ex06 Nasıl Yapılır ?</text:p>
      <text:p text:style-name="P26"/>
      <text:p text:style-name="P26">Bir karakter dizisindeki elemanları sayan ve bu sayıyı döndüren bir fonksiyon oluştur<text:span text:style-name="T27">mamız isteniyor.</text:span></text:p>
      <text:p text:style-name="P26"/>
      <text:p text:style-name="P26"><text:span text:style-name="T27">i</text:span>nt ft_strlen(char *str)</text:p>
      <text:p text:style-name="P27">{</text:p>
      <text:p text:style-name="P27"><text:tab/>int i = <text:span text:style-name="T30">0</text:span>;</text:p>
      <text:p text:style-name="P27"><text:soft-page-break/><text:tab/>while(str[i] != ‘\0’)</text:p>
      <text:p text:style-name="P27"><text:tab/>{</text:p>
      <text:p text:style-name="P27"><text:tab/><text:tab/><text:span text:style-name="T28">i++;</text:span></text:p>
      <text:p text:style-name="P27"><text:tab/>}</text:p>
      <text:p text:style-name="P27"><text:tab/><text:span text:style-name="T28">return i;</text:span></text:p>
      <text:p text:style-name="P27">}</text:p>
      <text:p text:style-name="P27"/>
      <text:p text:style-name="P27">1) <text:span text:style-name="T30">i’yi neden 0 dan değil birden başlattık aslında basit bir mantığı var oda şöyle’ki</text:span></text:p>
      <text:p text:style-name="P28">İndis <text:tab/>0 1 2 3 <text:s/>4</text:p>
      <text:p text:style-name="P28">Karakter<text:tab/>e n e s ‘\0’</text:p>
      <text:p text:style-name="P66"><text:span text:style-name="T79">C dilinde string'ler </text:span><text:span text:style-name="Source_20_Text"><text:span text:style-name="T79">'\0'</text:span></text:span><text:span text:style-name="T79"> karakteriyle biter. Bu karakter, dizinin sonunu belirtir ama sayılmaz. </text:span><text:span text:style-name="Strong_20_Emphasis"><text:span text:style-name="T79">Döngümüz bu karaktere gelene kadar çalışır.</text:span></text:span><text:span text:style-name="Strong_20_Emphasis"><text:span text:style-name="T90">Başka bazı dillerde diziler 1’den başlıyor olabilir, ancak C dilinde daima 0’dan başlatmak doğrudur. </text:span></text:span></text:p>
      <text:p text:style-name="P67"><text:span text:style-name="Strong_20_Emphasis"><text:span text:style-name="T81">2) Yine aynı şekilde döngü karakter sonuna kadar dönüyor veya sayaç değişkenimize yani i ye karakter sayısı kadar 1 ekliyor</text:span></text:span></text:p>
      <text:p text:style-name="P67"><text:span text:style-name="Strong_20_Emphasis"><text:span text:style-name="T81">3) Fonksiyon sonunda, toplam karakter sayısını gösteren i değerini döndürürüz.</text:span></text:span></text:p>
      <text:p text:style-name="P66"><text:span text:style-name="Strong_20_Emphasis"><text:span text:style-name="T79"/></text:span></text:p>
      <text:p text:style-name="P29">int main()</text:p>
      <text:p text:style-name="P29">{</text:p>
      <text:p text:style-name="P29">printf(“Karakter Uzunluğu : %d”,ft_strlen(“<text:span text:style-name="T29">Merhaba”</text:span>));</text:p>
      <text:p text:style-name="P29">return 0;</text:p>
      <text:p text:style-name="P29">}</text:p>
      <text:p text:style-name="P29"/>
      <text:p text:style-name="P30">ex07 Nasıl Yapılır ?</text:p>
      <text:p text:style-name="P6"><text:span text:style-name="T76">Bu fonksiyonun görevi, </text:span><text:span text:style-name="Strong_20_Emphasis"><text:span text:style-name="T76">verilen bir tam sayı dizisini tersine çevirmek</text:span></text:span><text:span text:style-name="T76">. Yani, </text:span><text:span text:style-name="Strong_20_Emphasis"><text:span text:style-name="T76">ilk eleman sona, son eleman başa gelecek şekilde değiştireceğiz</text:span></text:span><text:span text:style-name="T76">.</text:span></text:p>
      <text:p text:style-name="P30"/>
      <text:p text:style-name="P68"><text:span text:style-name="T76">Dizimiz şu olsun:<text:line-break/></text:span><text:span text:style-name="Source_20_Text"><text:span text:style-name="T76">[1, 2, 3, 4, 5]</text:span></text:span></text:p>
      <text:p text:style-name="P89"><text:span text:style-name="T90">Tersine çevrildikten sonra:<text:line-break/></text:span><text:span text:style-name="Source_20_Text"><text:span text:style-name="T90">[5, 4, 3, 2, 1]</text:span></text:span></text:p>
      <text:list xml:id="list2430628261" text:style-name="L5">
        <text:list-item>
          <text:p text:style-name="P90"><text:span text:style-name="T83">Dizinin </text:span><text:span text:style-name="Strong_20_Emphasis"><text:span text:style-name="T83">ilk ve son elemanını yer değiştir</text:span></text:span><text:span text:style-name="T83">.</text:span></text:p>
        </text:list-item>
        <text:list-item>
          <text:p text:style-name="P90"><text:span text:style-name="Strong_20_Emphasis"><text:span text:style-name="T90">İkinci ve sondan ikinciyi yer değiştir</text:span></text:span><text:span text:style-name="T90">.</text:span></text:p>
        </text:list-item>
        <text:list-item>
          <text:p text:style-name="P83">Ortaya gelene kadar bu işlemi sürdür.</text:p>
          <text:p text:style-name="P83"/>
        </text:list-item>
      </text:list>
      <text:p text:style-name="P71">void ft_rev_int_tab(int *tab, int size)</text:p>
      <text:p text:style-name="P71">{</text:p>
      <text:p text:style-name="P71"><text:soft-page-break/><text:s/><text:tab/><text:span text:style-name="T48">int i;</text:span></text:p>
      <text:p text:style-name="P71"><text:tab/><text:span text:style-name="T48">int temp;</text:span></text:p>
      <text:p text:style-name="P72">i=0;</text:p>
      <text:p text:style-name="P74">while(i &lt; size /2)</text:p>
      <text:p text:style-name="P74"><text:tab/>{</text:p>
      <text:p text:style-name="P74"><text:tab/><text:tab/><text:span text:style-name="T49">temp = tab[i];</text:span></text:p>
      <text:p text:style-name="P74"><text:tab/><text:tab/><text:span text:style-name="T50">tab[i] = tab[size -1 -i];</text:span></text:p>
      <text:p text:style-name="P74"><text:tab/><text:tab/><text:span text:style-name="T51">tab[size -1 -i] = temp;</text:span></text:p>
      <text:p text:style-name="P75"><text:tab/><text:tab/>i++;</text:p>
      <text:p text:style-name="P74"><text:tab/>}</text:p>
      <text:p text:style-name="P72"/>
      <text:p text:style-name="P71">}</text:p>
      <text:p text:style-name="P70">1) Paremetrelerimizden başlayalım o zaman</text:p>
      <text:p text:style-name="P70">*tab tersine çevrilecek diziyi ifade eder </text:p>
      <text:p text:style-name="P70">size ise dizinin kaç elemanlı olduğunu <text:span text:style-name="T47">ifade eder.</text:span></text:p>
      <text:p text:style-name="P70"/>
      <text:p text:style-name="P76">2) <text:span text:style-name="T48">i’yi dizinin elemanlarını saydırmak için kullanacağız</text:span></text:p>
      <text:p text:style-name="P84"><text:span text:style-name="T47"><text:s text:c="3"/></text:span><text:span text:style-name="T48">temp’i ise y</text:span>er değiştirme yaparken geçici olarak veri saklamak için <text:span text:style-name="T48">kullanacağız</text:span></text:p>
      <text:p text:style-name="P73"/>
      <text:p text:style-name="P72">3) <text:span text:style-name="T94">while(i &lt; size / 2) döngümüz yarısına kadar ilerleyecek zaten yarısana kadar eş zamanlı baştan ve sondan alınan yer değişikliği diziyi düzeltiyor</text:span></text:p>
      <text:p text:style-name="P77">Example;</text:p>
      <text:p text:style-name="P77">1 2 3 4 5</text:p>
      <text:p text:style-name="P77">1) 5 2 3 4 1 | 0 indis ile 4. indis yer değiştirdi.</text:p>
      <text:p text:style-name="P77">2) 5 4 3 2 1 | 1 indis ile 3. indis yer değiştirdi.</text:p>
      <text:p text:style-name="P77"/>
      <text:p text:style-name="P78">4) <text:span text:style-name="T49">temp = tab[i]</text:span></text:p>
      <text:p text:style-name="P79">Yine swap örneğindeki gibi, bu işlemde bir geçici değişken kullanılır. Yarıya kadar yapılan değişikliklerde alınan değer temp değişkenine aktarılır. Ardından diğer değer yer değiştirirken, temp’taki bilgi doğru yere aktarılır. Yani mesela 1 ile 5 yer <text:soft-page-break/>değiştirirken, 1 temp’te tutulur, sonra 5 istenilen yere geldikten sonra temp’teki 1 o yere aktarılır.</text:p>
      <text:p text:style-name="P79"/>
      <text:p text:style-name="P80"><text:span text:style-name="T95">5</text:span>)<text:span text:style-name="T96">tab[i] = </text:span>tab[size -1 -i] </text:p>
      <text:p text:style-name="P80">Hatırlarsak size bize dizi uzunluğumuzu veriyor indisler 0 dan başladığı için;</text:p>
      <text:p text:style-name="P80">size -1 aslında indis uzunluğunu veriyor 1 eksiği yani 0 dan başlatmış gibi oluyor tab[4] oluyor.</text:p>
      <text:p text:style-name="P80">-i ise aslında <text:span text:style-name="T97">bir önceki indis elemanına erişiyor ve döngü ortaya kadar yaptığı için mesela </text:span></text:p>
      <text:p text:style-name="P81">1 2 3 4 5 | 4. indis ile 0. indis değişirken onu seçiyor sonra program değiştirdikten sonra 3. indise geliyor yani bir eksilterek döngü şartı bozuncaya kadar devam ediyor.</text:p>
      <text:p text:style-name="P81"/>
      <text:p text:style-name="P75">6) tab[size -1 -i] = temp;</text:p>
      <text:p text:style-name="P92"><text:span text:style-name="Source_20_Text"><text:span text:style-name="T87">temp</text:span></text:span><text:span text:style-name="T87"> değişkenine aldığımız değeri, boş kalan alana yerleştiriyoruz. Örneğin, </text:span><text:span text:style-name="Source_20_Text"><text:span text:style-name="T87">1 2 3 4 5</text:span></text:span><text:span text:style-name="T87"> dizisinde 1 ile 5’in yer değişeceğini düşünelim. İlk olarak, </text:span><text:span text:style-name="Source_20_Text"><text:span text:style-name="T87">temp</text:span></text:span><text:span text:style-name="T87"> değişkenine 1 aktarılır. Ardından, 5 ilk konumuna yerleştirilir. Son olarak, </text:span><text:span text:style-name="Source_20_Text"><text:span text:style-name="T87">temp</text:span></text:span><text:span text:style-name="T87"> içinde tutulan 1, boş kalan yere (eski 5’in olduğu konuma) aktarılır.</text:span></text:p>
      <text:p text:style-name="P93"><text:span text:style-name="Source_20_Text"><text:span text:style-name="T89">7) </text:span></text:span><text:span text:style-name="Source_20_Text"><text:span text:style-name="T90">i</text:span></text:span><text:span text:style-name="T90"> değişkeni, döngü boyunca dizinin yarısına kadar ilerler ve her adımda karşılıklı elemanları değiştirir. Döngü, dizinin ortasına ulaştığında durur, böylece tüm elemanlar tersine çevrilmiş olur.</text:span></text:p>
      <text:p text:style-name="P93"><text:span text:style-name="T90"/></text:p>
      <text:p text:style-name="P82">int main()</text:p>
      <text:p text:style-name="P82">{</text:p>
      <text:p text:style-name="P82"><text:s text:c="4"/>int tab[5] = {1, 2, 3, 4, 5};</text:p>
      <text:p text:style-name="P82"><text:s text:c="4"/>int size = 5;</text:p>
      <text:p text:style-name="P82"><text:s text:c="4"/>printf("İşlemden Önce Dizi : %d %d %d %d %d \n", tab[0], tab[1], tab[2],tab[3],tab[4]);</text:p>
      <text:p text:style-name="P82"><text:s text:c="4"/>ft_rev_int_tab(tab, size);</text:p>
      <text:p text:style-name="P82"><text:s text:c="4"/>printf("İşlemden Sonra Dizi : %d %d %d %d %d \n", tab[0], tab[1], tab[2],tab[3],tab[4]);</text:p>
      <text:p text:style-name="P82"><text:s text:c="4"/>return 0;</text:p>
      <text:p text:style-name="P8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9:32:57.574524954</meta:creation-date>
    <dc:date>2025-02-04T19:56:44.863430838</dc:date>
    <meta:editing-duration>PT21H37M46S</meta:editing-duration>
    <meta:editing-cycles>221</meta:editing-cycles>
    <meta:generator>LibreOffice/7.3.7.2$Linux_X86_64 LibreOffice_project/30$Build-2</meta:generator>
    <meta:document-statistic meta:table-count="2" meta:image-count="0" meta:object-count="0" meta:page-count="11" meta:paragraph-count="281" meta:word-count="1857" meta:character-count="11847" meta:non-whitespace-character-count="10064"/>
  </office:meta>
</office:document-meta>
</file>